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0cm" fo:min-width="0cm" fo:wrap-option="no-wrap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9" style:family="graphic" style:parent-style-name="standard">
      <style:graphic-properties draw:fill="solid" draw:fill-color="#99ccff" draw:textarea-horizontal-align="justify" draw:textarea-vertical-align="middle" draw:auto-grow-height="false" fo:min-height="0cm" fo:min-width="0cm" fo:wrap-option="no-wrap"/>
    </style:style>
    <style:style style:name="gr10" style:family="graphic" style:parent-style-name="standard">
      <style:graphic-properties draw:stroke-dash="Ultrafine_20_Dashed" draw:fill="solid" draw:fill-color="#000000" draw:textarea-horizontal-align="justify" draw:textarea-vertical-align="middle" draw:auto-grow-height="false"/>
    </style:style>
    <style:style style:name="gr11" style:family="graphic" style:parent-style-name="standard">
      <style:graphic-properties draw:stroke-dash="Ultrafine_20_Dashed" svg:stroke-width="0.1cm" draw:marker-start-width="0.35cm" draw:marker-end-width="0.35cm" draw:fill="solid" draw:fill-color="#ffff00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draw:stroke="dash" draw:stroke-dash="Fine_20_Dashed_20__28_var_29_" draw:fill="solid" draw:fill-color="#99ccff" draw:textarea-horizontal-align="center" draw:textarea-vertical-align="middle"/>
    </style:style>
    <style:style style:name="gr13" style:family="graphic" style:parent-style-name="standard">
      <style:graphic-properties draw:fill="solid" draw:fill-color="#e6ff00" draw:textarea-horizontal-align="justify" draw:textarea-vertical-align="middle" draw:auto-grow-height="false" fo:min-height="0cm" fo:min-width="0cm" fo:wrap-option="no-wrap"/>
    </style:style>
    <style:style style:name="gr14" style:family="graphic" style:parent-style-name="standard">
      <style:graphic-properties draw:stroke-dash="Ultrafine_20_Dashed" svg:stroke-width="0.1cm" draw:marker-start-width="0.35cm" draw:marker-end-width="0.35cm" draw:fill="solid" draw:fill-color="#00ff00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standard">
      <style:graphic-properties draw:fill="solid" draw:fill-color="#23ff23" draw:textarea-horizontal-align="justify" draw:textarea-vertical-align="middle" draw:auto-grow-height="false" fo:min-height="0cm" fo:min-width="0cm" fo:wrap-option="no-wrap"/>
    </style:style>
    <style:style style:name="gr16" style:family="graphic" style:parent-style-name="standard">
      <style:graphic-properties draw:stroke="solid" draw:marker-start="" draw:fill="solid" draw:fill-color="#ffffff" draw:textarea-horizontal-align="justify" draw:textarea-vertical-align="middle" draw:auto-grow-height="false" fo:min-height="0cm" fo:min-width="0cm" fo:wrap-option="no-wrap"/>
    </style:style>
    <style:style style:name="gr17" style:family="graphic" style:parent-style-name="standard">
      <style:graphic-properties draw:marker-end="Arrow" draw:marker-end-width="0.3cm" draw:fill="solid" draw:fill-color="#99ccff" draw:textarea-horizontal-align="center" draw:textarea-vertical-align="middle"/>
    </style:style>
    <style:style style:name="gr18" style:family="graphic" style:parent-style-name="standard">
      <style:graphic-properties draw:stroke="dash" draw:stroke-dash="Fine_20_Dotted" svg:stroke-width="0.1cm" draw:marker-start-width="0.35cm" draw:marker-end-width="0.35cm" draw:fill="solid" draw:fill-color="#ffff99" draw:textarea-horizontal-align="justify" draw:textarea-vertical-align="middle" draw:auto-grow-height="false" fo:padding-top="0.175cm" fo:padding-bottom="0.175cm" fo:padding-left="0.3cm" fo:padding-right="0.3cm"/>
    </style:style>
    <style:style style:name="gr19" style:family="graphic" style:parent-style-name="standard">
      <style:graphic-properties draw:stroke="dash" draw:stroke-dash="Fine_20_Dashed" draw:fill="solid" draw:fill-color="#99ccff" draw:textarea-horizontal-align="center" draw:textarea-vertical-align="middle"/>
    </style:style>
    <style:style style:name="gr20" style:family="graphic" style:parent-style-name="standard">
      <style:graphic-properties draw:stroke="dash" draw:stroke-dash="Ultrafine_20_Dashed" draw:fill="solid" draw:fill-color="#c0c0c0" draw:textarea-horizontal-align="justify" draw:textarea-vertical-align="middle" draw:auto-grow-height="false"/>
    </style:style>
    <style:style style:name="gr21" style:family="graphic" style:parent-style-name="standard">
      <style:graphic-properties draw:stroke="dash" draw:stroke-dash="Ultrafine_20_Dashed" draw:fill="solid" draw:fill-color="#c0c0c0" draw:textarea-horizontal-align="center" draw:textarea-vertical-align="middle"/>
    </style:style>
    <style:style style:name="gr22" style:family="graphic" style:parent-style-name="standard">
      <style:graphic-properties draw:fill="none" draw:textarea-horizontal-align="justify" draw:textarea-vertical-align="middle" draw:auto-grow-height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2.30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765cm" fo:min-width="10.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337cm" fo:min-width="10.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75cm" fo:min-width="21.84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49cm" fo:min-width="21.84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49cm" fo:min-width="25.2cm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r2" style:family="presentation" style:parent-style-name="Standard-notes">
      <style:graphic-properties draw:fill-color="#ffffff" fo:min-height="13.114cm"/>
    </style:style>
    <style:style style:name="pr3" style:family="presentation" style:parent-style-name="Standard-title">
      <style:graphic-properties fo:min-height="3.256cm"/>
    </style:style>
    <style:style style:name="pr4" style:family="presentation" style:parent-style-name="Standard-outline1">
      <style:graphic-properties fo:min-height="13.61cm"/>
    </style:style>
    <style:style style:name="pr5" style:family="presentation" style:parent-style-name="Standard-subtitle">
      <style:graphic-properties draw:fill-color="#ffffff" fo:min-height="17.686cm"/>
    </style:style>
    <style:style style:name="pr6" style:family="presentation" style:parent-style-name="Standard-title">
      <style:graphic-properties draw:auto-grow-height="true" fo:min-height="3.507cm"/>
    </style:style>
    <style:style style:name="pr7" style:family="presentation" style:parent-style-name="Standard-title">
      <style:graphic-properties fo:min-height="10.906cm"/>
    </style:style>
    <style:style style:name="P1" style:family="paragraph">
      <style:paragraph-properties fo:text-align="center"/>
    </style:style>
    <style:style style:name="P2" style:family="paragraph">
      <style:text-properties fo:font-family="'Trebuchet MS'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P3" style:family="paragraph">
      <style:text-properties fo:font-family="'Trebuchet MS'" style:font-family-generic="swiss" style:font-pitch="variable" fo:font-size="44pt" style:font-size-asian="44pt" style:font-size-complex="44pt"/>
    </style:style>
    <style:style style:name="P4" style:family="paragraph">
      <style:text-properties fo:font-family="'Courier New'" style:font-family-generic="modern" style:font-pitch="fixed" fo:font-size="26pt" fo:font-weight="normal" style:font-size-asian="26pt" style:font-weight-asian="normal" style:font-size-complex="26pt" style:font-weight-complex="normal"/>
    </style:style>
    <style:style style:name="P5" style:family="paragraph">
      <style:text-properties fo:font-family="'Trebuchet MS'" style:font-family-generic="swiss" style:font-pitch="variable"/>
    </style:style>
    <style:style style:name="P6" style:family="paragraph">
      <style:paragraph-properties fo:text-align="center"/>
      <style:text-properties fo:font-family="'Trebuchet MS'" style:font-family-generic="swiss" style:font-pitch="variable"/>
    </style:style>
    <style:style style:name="P7" style:family="paragraph">
      <style:text-properties fo:font-family="'Courier New'" style:font-family-generic="modern" style:font-pitch="fixed"/>
    </style:style>
    <style:style style:name="P8" style:family="paragraph">
      <style:text-properties fo:font-family="'Trebuchet MS'" style:font-family-generic="swiss" style:font-pitch="variable" fo:font-size="30pt" style:font-size-asian="30pt" style:font-size-complex="30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family="'Courier New'" style:font-family-generic="modern" style:font-pitch="fixed"/>
    </style:style>
    <style:style style:name="P11" style:family="paragraph">
      <style:text-properties fo:font-family="'Trebuchet MS'" style:font-family-generic="swiss" style:font-pitch="variable" fo:font-size="32pt" style:font-size-asian="32pt" style:font-size-complex="32pt"/>
    </style:style>
    <style:style style:name="P12" style:family="paragraph">
      <style:text-properties fo:font-family="'Courier New'" style:font-family-generic="modern" style:font-pitch="fixed" fo:font-size="16pt" style:font-size-asian="16pt" style:font-size-complex="16pt"/>
    </style:style>
    <style:style style:name="P13" style:family="paragraph">
      <style:text-properties fo:font-family="'Trebuchet MS Bold'" style:font-family-generic="swiss" style:font-pitch="variable" fo:font-size="60pt" style:font-size-asian="60pt" style:font-size-complex="60pt"/>
    </style:style>
    <style:style style:name="T1" style:family="text">
      <style:text-properties fo:font-family="'Trebuchet MS'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T2" style:family="text">
      <style:text-properties fo:font-family="'Trebuchet MS'" style:font-family-generic="swiss" style:font-pitch="variable" fo:font-size="44pt" style:font-size-asian="44pt" style:font-size-complex="44pt"/>
    </style:style>
    <style:style style:name="T3" style:family="text">
      <style:text-properties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4" style:family="text">
      <style:text-properties fo:font-family="'Courier New'" style:font-family-generic="modern" style:font-pitch="fixed"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family="'Trebuchet MS'" style:font-family-generic="swiss" style:font-pitch="variable"/>
    </style:style>
    <style:style style:name="T6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7" style:family="text">
      <style:text-properties fo:font-family="'Courier New'" style:font-family-generic="modern" style:font-pitch="fixed"/>
    </style:style>
    <style:style style:name="T8" style:family="text">
      <style:text-properties fo:font-family="'Trebuchet MS'" style:font-family-generic="swiss" style:font-pitch="variable" fo:font-weight="bold" style:font-weight-asian="bold" style:font-weight-complex="bold"/>
    </style:style>
    <style:style style:name="T9" style:family="text">
      <style:text-properties fo:font-family="'Trebuchet MS'" style:font-family-generic="swiss" style:font-pitch="variable" fo:font-style="italic" style:font-style-asian="italic" style:font-style-complex="italic"/>
    </style:style>
    <style:style style:name="T10" style:family="text">
      <style:text-properties fo:font-family="'Trebuchet MS'" style:font-family-generic="swiss" style:font-pitch="variable" fo:font-size="30pt" style:font-size-asian="30pt" style:font-size-complex="30pt"/>
    </style:style>
    <style:style style:name="T11" style:family="text">
      <style:text-properties fo:font-family="'Courier New'" style:font-family-generic="modern" style:font-pitch="fixed" fo:font-size="30pt" style:font-size-asian="30pt" style:font-size-complex="30pt"/>
    </style:style>
    <style:style style:name="T12" style:family="text">
      <style:text-properties fo:font-family="'Trebuchet MS'" style:font-family-generic="swiss" style:font-pitch="variable" style:text-underline-style="solid" style:text-underline-width="auto" style:text-underline-color="font-color"/>
    </style:style>
    <style:style style:name="T13" style:family="text">
      <style:text-properties fo:font-family="'Courier New'" style:font-family-generic="modern" style:font-pitch="fixed" style:text-underline-style="solid" style:text-underline-width="auto" style:text-underline-color="font-color"/>
    </style:style>
    <style:style style:name="T14" style:family="text">
      <style:text-properties fo:font-family="'Courier New'" style:font-family-generic="modern" style:font-pitch="fixed" fo:font-weight="normal" style:font-weight-asian="normal" style:font-weight-complex="normal"/>
    </style:style>
    <style:style style:name="T15" style:family="text">
      <style:text-properties fo:color="#ff0000" fo:font-family="'Courier New'" style:font-family-generic="modern" style:font-pitch="fixed" fo:font-weight="normal" style:font-weight-asian="normal" style:font-weight-complex="normal"/>
    </style:style>
    <style:style style:name="T16" style:family="text">
      <style:text-properties fo:color="#ff0000" fo:font-family="'Courier New'" style:font-family-generic="modern" style:font-pitch="fixed" fo:font-weight="bold" style:font-weight-asian="bold" style:font-weight-complex="bold"/>
    </style:style>
    <style:style style:name="T17" style:family="text">
      <style:text-properties fo:color="#ff0000" fo:font-family="'Courier New'" style:font-family-generic="modern" style:font-pitch="fixed"/>
    </style:style>
    <style:style style:name="T18" style:family="text">
      <style:text-properties fo:color="#000000" fo:font-family="'Courier New'" style:font-family-generic="modern" style:font-pitch="fixed"/>
    </style:style>
    <style:style style:name="T19" style:family="text">
      <style:text-properties fo:color="#ff0000" fo:font-family="'Courier New'" style:font-family-generic="modern" style:font-pitch="fixed" fo:font-style="italic" style:font-style-asian="italic" style:font-style-complex="italic"/>
    </style:style>
    <style:style style:name="T20" style:family="text">
      <style:text-properties fo:color="#000000" fo:font-family="'Courier New'" style:font-family-generic="modern" style:font-pitch="fixed" style:text-underline-style="solid" style:text-underline-width="auto" style:text-underline-color="font-color"/>
    </style:style>
    <style:style style:name="T21" style:family="text">
      <style:text-properties fo:font-family="'Courier New'" style:font-family-generic="modern" style:font-pitch="fixed" fo:font-style="italic" style:font-style-asian="italic" style:font-style-complex="italic"/>
    </style:style>
    <style:style style:name="T22" style:family="text">
      <style:text-properties fo:color="#4c1900" fo:font-family="'Courier New'" style:font-family-generic="modern" style:font-pitch="fixed" fo:font-style="italic" style:font-style-asian="italic" style:font-style-complex="italic"/>
    </style:style>
    <style:style style:name="T23" style:family="text">
      <style:text-properties fo:font-family="'Trebuchet MS'" style:font-family-generic="swiss" style:font-pitch="variable" fo:font-size="32pt" style:font-size-asian="32pt" style:font-size-complex="32pt"/>
    </style:style>
    <style:style style:name="T24" style:family="text">
      <style:text-properties fo:font-family="Courier" style:font-family-generic="modern" style:font-pitch="fixed"/>
    </style:style>
    <style:style style:name="T25" style:family="text">
      <style:text-properties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26" style:family="text">
      <style:text-properties fo:font-family="'Courier New'" style:font-family-generic="modern" style:font-pitch="fixed" fo:font-size="16pt" style:font-size-asian="16pt" style:font-size-complex="16pt"/>
    </style:style>
    <style:style style:name="T27" style:family="text">
      <style:text-properties fo:font-family="'Trebuchet MS'" style:font-family-generic="swiss" style:font-pitch="variable" fo:font-size="28pt" style:font-size-asian="28pt" style:font-size-complex="28pt"/>
    </style:style>
    <style:style style:name="T28" style:family="text">
      <style:text-properties fo:font-family="'Trebuchet MS Bold'" style:font-family-generic="swiss" style:font-pitch="variable"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style-name="gr3" draw:text-style-name="P2" draw:layer="layout" svg:width="8.033cm" svg:height="2.059cm" svg:x="10.484cm" svg:y="3.2cm">
          <draw:text-box>
            <text:p><text:span text:style-name="T1">JavaScript</text:span></text:p>
          </draw:text-box>
        </draw:frame>
        <draw:frame draw:style-name="gr3" draw:text-style-name="P3" draw:layer="layout" svg:width="7.154cm" svg:height="2.059cm" svg:x="10.922cm" svg:y="14.2cm">
          <draw:text-box>
            <text:p><text:span text:style-name="T2">It's not C!</text:span></text:p>
          </draw:text-box>
        </draw:frame>
        <draw:frame draw:style-name="gr4" draw:text-style-name="P4" draw:layer="layout" svg:width="13cm" svg:height="3.374cm" svg:x="8cm" svg:y="8.4cm">
          <draw:text-box>
            <text:p><text:span text:style-name="T3">var</text:span><text:span text:style-name="T4"> foo = </text:span><text:span text:style-name="T3">function</text:span><text:span text:style-name="T4">() {</text:span></text:p>
            <text:p><text:span text:style-name="T4"/></text:p>
            <text:p><text:span text:style-name="T4">}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<text:span text:style-name="T1">JavaScript</text:span>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Einführung</text:p>
                <text:list>
                  <text:list-item>
                    <text:p>Don't/Do, Good/Bad, Tools, Enviroments</text:p>
                  </text:list-item>
                </text:list>
              </text:list-item>
              <text:list-item>
                <text:p><text:span text:style-name="T5">Scope, Closure und Lambda</text:span></text:p>
              </text:list-item>
              <text:list-item>
                <text:p><text:span text:style-name="T5">prototypbasiertes Objektmodell</text:span></text:p>
              </text:list-item>
              <text:list-item>
                <text:p><text:span text:style-name="T5">Fall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32">
        <office:forms form:automatic-focus="false" form:apply-design-mode="false"/>
        <draw:frame presentation:style-name="pr5" draw:layer="layout" svg:width="25.199cm" svg:height="17.686cm" svg:x="1.4cm" svg:y="0.962cm" presentation:class="subtitle">
          <draw:text-box>
            <text:p><text:span text:style-name="T5">Einführu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3" draw:text-style-name="P5" draw:layer="layout" svg:width="25.199cm" svg:height="3.256cm" svg:x="1.4cm" svg:y="0.962cm" presentation:class="title">
          <draw:text-box>
            <text:p><text:span text:style-name="T5">Einführung</text:span>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1995: Mocha → LiveScript → JavaScript</text:span></text:p>
                <text:list>
                  <text:list-item>
                    <text:p><text:span text:style-name="T5">Netscape (Brendan Eich)</text:span></text:p>
                  </text:list-item>
                  <text:list-item>
                    <text:p><text:span text:style-name="T5">Marketing driven name (Java Hype)</text:span></text:p>
                  </text:list-item>
                  <text:list-item>
                    <text:p><text:span text:style-name="T5">DHTML</text:span></text:p>
                  </text:list-item>
                </text:list>
              </text:list-item>
              <text:list-item>
                <text:p><text:span text:style-name="T5">2005: AJAX → Ajax</text:span></text:p>
                <text:list>
                  <text:list-item>
                    <text:p><text:span text:style-name="T5">Jesse James Garrett</text:span></text:p>
                  </text:list-item>
                  <text:list-item>
                    <text:p><text:span text:style-name="T5">ECMA Script (auch Flash)</text:span></text:p>
                  </text:list-item>
                  <text:list-item>
                    <text:p><text:span text:style-name="T5">Libraries: Prototype, jQuery, YUI, 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3" draw:text-style-name="P5" draw:layer="layout" svg:width="25.199cm" svg:height="3.256cm" svg:x="1.4cm" svg:y="0.962cm" presentation:class="title">
          <draw:text-box>
            <text:p><text:span text:style-name="T5">Good</text:span>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5">Funktionen: first-class, verschachtelt, Closures</text:span></text:p>
              </text:list-item>
              <text:list-item>
                <text:p><text:span text:style-name="T5">Dynamische Typisierung: Werte haben Typ, nicht Variablen</text:span></text:p>
              </text:list-item>
              <text:list-item>
                <text:p><text:span text:style-name="T5">Dynamische Objekte: Zur Laufzeit veränderbar (Methoden/Properties)</text:span></text:p>
              </text:list-item>
              <text:list-item>
                <text:p><text:span text:style-name="T5">Ausdrucksstarke Objektliteral Syntax: </text:span><text:span text:style-name="T5"><text:a xlink:href="http://json.org/">JSON</text:a></text:span><text:span text:style-name="T5"> </text:span><text:span text:style-name="T5"><text:line-break/></text:span><text:span text:style-name="T6">var</text:span><text:span text:style-name="T7"> o = {prop1: 1, prop2: 'foo'}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Bad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Model basiert auf globalen Variablen</text:span></text:p>
                <text:list>
                  <text:list-item>
                    <text:p><text:span text:style-name="T5">„</text:span><text:span text:style-name="T5">Globals are evil“ aber in JavaScript fundamental</text:span></text:p>
                  </text:list-item>
                  <text:list-item>
                    <text:p><text:span text:style-name="T5">JavaScript bietet Mittel um das zu entschärfen</text:span></text:p>
                  </text:list-item>
                </text:list>
              </text:list-item>
              <text:list-item>
                <text:p><text:span text:style-name="T5">Der Name / die Syntax</text:span></text:p>
                <text:list>
                  <text:list-item>
                    <text:p><text:span text:style-name="T5">Hat mehr mit Lisp gemeinsam als mit Java</text:span></text:p>
                  </text:list-item>
                  <text:list-item>
                    <text:p><text:span text:style-name="T5">Lisp in den Kleidern von C</text:span></text:p>
                  </text:list-item>
                  <text:list-item>
                    <text:p><text:span text:style-name="T5">Verleidet zu prozeduralem statt funktionalem Code</text:span></text:p>
                  </text:list-item>
                </text:list>
              </text:list-item>
              <text:list-item>
                <text:p><text:span text:style-name="T5">s. Crockford für meh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draw:style-name="gr5" draw:text-style-name="P1" draw:layer="layout" svg:width="10.609cm" svg:height="13.911cm" svg:x="8.696cm" svg:y="2.545cm">
          <draw:image xlink:href="../Bilder/JavaScript-TheGoodParts.gif" xlink:type="simple" xlink:show="embed" xlink:actuate="onLoad">
            <text:p/>
          </draw:image>
        </draw:frame>
        <draw:frame draw:style-name="gr4" draw:text-style-name="P6" draw:layer="layout" svg:width="22cm" svg:height="2.462cm" svg:x="3cm" svg:y="17.4cm">
          <draw:text-box>
            <text:p text:style-name="P1"><text:span text:style-name="T8">Working with the Shallow Grain of JavaScript</text:span></text:p>
            <text:p text:style-name="P1"><text:span text:style-name="T5">von </text:span><text:span text:style-name="T9"><text:a xlink:href="http://www.crockford.com/">Douglas Crockford</text:a></text:span></text:p>
            <text:p text:style-name="P1"><text:span text:style-name="T5">ISBN-10: 0596517742 - ISBN-13: 978-0596517748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3" draw:text-style-name="P5" draw:layer="layout" svg:width="25.199cm" svg:height="3.256cm" svg:x="1.4cm" svg:y="0.962cm" presentation:class="title">
          <draw:text-box>
            <text:p><text:span text:style-name="T5">Don't</text:span>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SelfHTML: HTML ok, JavaScript schlecht</text:span></text:p>
              </text:list-item>
              <text:list-item>
                <text:p><text:span text:style-name="T5">Die meisten Bücher zum Thema JavaScript</text:span></text:p>
                <text:list>
                  <text:list-item>
                    <text:p><text:span text:style-name="T5">Alles was älter als 5 Jahre ist</text:span></text:p>
                  </text:list-item>
                  <text:list-item>
                    <text:p><text:span text:style-name="T5">Ausnahmen: Ressig, Crockford, „High Performance JavaScript“, „jQuery in Action“</text:span></text:p>
                  </text:list-item>
                </text:list>
              </text:list-item>
              <text:list-item>
                <text:p><text:span text:style-name="T5">Vorsicht bei Google: Viele Treffer, die meisten sind Lösungen die man heute nicht mehr verwenden will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presentation:style-name="pr3" draw:text-style-name="P5" draw:layer="layout" svg:width="25.199cm" svg:height="3.256cm" svg:x="1.4cm" svg:y="0.962cm" presentation:class="title">
          <draw:text-box>
            <text:p><text:span text:style-name="T5">Do</text:span>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5"><text:a xlink:href="http://javascript.crockford.com/javascript.html">Most Misunderstood Programming Language</text:a></text:span></text:p>
              </text:list-item>
              <text:list-item>
                <text:p><text:span text:style-name="T5"><text:a xlink:href="https://developer.mozilla.org/">Mozilla Developer Network (MDN)</text:a></text:span></text:p>
              </text:list-item>
              <text:list-item>
                <text:p><text:span text:style-name="T5"><text:a xlink:href="http://ejohn.org/apps/learn/">Learning Advanced JavaScript (Ressig)</text:a></text:span></text:p>
              </text:list-item>
              <text:list-item>
                <text:p><text:span text:style-name="T5"><text:a xlink:href="http://developer.yahoo.com/javascript/">Yahoo! Developer Network</text:a></text:span><text:span text:style-name="T5"> (Videos)</text:span></text:p>
              </text:list-item>
              <text:list-item>
                <text:p><text:span text:style-name="T5">Read Code (e.g. </text:span><text:span text:style-name="T5"><text:a xlink:href="https://github.com/jquery/jquery/">jQuery</text:a></text:span><text:span text:style-name="T5">, </text:span><text:span text:style-name="T5"><text:a xlink:href="https://github.com/yui/">YUI</text:a></text:span><text:span text:style-name="T5"> etc.)</text:span></text:p>
              </text:list-item>
              <text:list-item>
                <text:p><text:span text:style-name="T5"><text:a xlink:href="http://jsninja.com/">Secrets of the JavaScript Ninja (Ressig)</text:a></text:span></text:p>
                <text:list>
                  <text:list-item>
                    <text:p><text:span text:style-name="T5">Sollte demnächst erschein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presentation:style-name="pr3" draw:text-style-name="P5" draw:layer="layout" svg:width="25.199cm" svg:height="3.256cm" svg:x="1.4cm" svg:y="0.962cm" presentation:class="title">
          <draw:text-box>
            <text:p><text:span text:style-name="T5">Tools</text:span>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5">Firefox</text:span></text:p>
                <text:list>
                  <text:list-item>
                    <text:p><text:span text:style-name="T5"><text:a xlink:href="https://addons.mozilla.org/de/firefox/addon/firebug/">Firebug Extension</text:a></text:span></text:p>
                  </text:list-item>
                  <text:list-item>
                    <text:p><text:span text:style-name="T5"><text:a xlink:href="http://www.mozilla.org/projects/venkman/">Venkman Debugger Extension</text:a></text:span></text:p>
                  </text:list-item>
                </text:list>
              </text:list-item>
              <text:list-item>
                <text:p><text:span text:style-name="T5">Google Chrome</text:span></text:p>
              </text:list-item>
              <text:list-item>
                <text:p><text:span text:style-name="T5">Editor</text:span></text:p>
                <text:list>
                  <text:list-item>
                    <text:p><text:span text:style-name="T5">Netbeans (bspw. im PHP-Projekt Modus)</text:span></text:p>
                  </text:list-item>
                  <text:list-item>
                    <text:p><text:span text:style-name="T5">Eclipse (gibt es Plugins für JavaScript)</text:span></text:p>
                  </text:list-item>
                </text:list>
              </text:list-item>
              <text:list-item>
                <text:p><text:span text:style-name="T5"><text:a xlink:href="http://www.jslint.com/">JSLint</text:a></text:span><text:span text:style-name="T5"> - Code linting is essential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office:forms form:automatic-focus="false" form:apply-design-mode="false"/>
        <draw:frame presentation:style-name="pr3" draw:text-style-name="P5" draw:layer="layout" svg:width="25.199cm" svg:height="3.256cm" svg:x="1.4cm" svg:y="0.962cm" presentation:class="title">
          <draw:text-box>
            <text:p><text:span text:style-name="T5">Runtime Enviroments</text:span>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Browser :-)</text:span></text:p>
              </text:list-item>
              <text:list-item>
                <text:p><text:span text:style-name="T5"><text:a xlink:href="http://www.ape-project.org/">APE</text:a></text:span><text:span text:style-name="T5"> – Ajax Push Engine</text:span></text:p>
              </text:list-item>
              <text:list-item>
                <text:p><text:span text:style-name="T5"><text:a xlink:href="http://nodejs.org/">node.JS</text:a></text:span><text:span text:style-name="T5"> – Non-blocking IO &amp; Google V8</text:span></text:p>
              </text:list-item>
              <text:list-item>
                <text:p><text:span text:style-name="T5"><text:a xlink:href="http://www.mozilla.org/rhino/">Rhino</text:a></text:span><text:span text:style-name="T5"> – JavaScript for Java</text:span></text:p>
              </text:list-item>
              <text:list-item>
                <text:p><text:span text:style-name="T5"><text:a xlink:href="http://couchdb.apache.org/">CouchDB</text:a></text:span><text:span text:style-name="T5"> – Views in JavaScript (map/reduce)</text:span></text:p>
                <text:list>
                  <text:list-item>
                    <text:p><text:span text:style-name="T5"><text:a xlink:href="http://www.mozilla.org/js/spidermonkey/">Spidermonky</text:a></text:span><text:span text:style-name="T5"> – JavaScript-C Engi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32">
        <office:forms form:automatic-focus="false" form:apply-design-mode="false"/>
        <draw:frame presentation:style-name="pr5" draw:layer="layout" svg:width="25.199cm" svg:height="17.686cm" svg:x="1.4cm" svg:y="0.962cm" presentation:class="subtitle">
          <draw:text-box>
            <text:p><text:span text:style-name="T5">Scope, Closure und Lambd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office:forms form:automatic-focus="false" form:apply-design-mode="false"/>
        <draw:frame presentation:style-name="pr3" draw:text-style-name="P5" draw:layer="layout" svg:width="25.199cm" svg:height="3.256cm" svg:x="1.4cm" svg:y="0.962cm" presentation:class="title">
          <draw:text-box>
            <text:p><text:span text:style-name="T5">Scope, Closure und Lambda</text:span>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Funktions-Scope (kein Block-Scope wie C, Java etc.)</text:p>
              </text:list-item>
              <text:list-item>
                <text:p>Eine Funktion ist ein Closure</text:p>
                <text:list>
                  <text:list-item>
                    <text:p>Sie „merkt“ sich was um sie herum passiert</text:p>
                  </text:list-item>
                </text:list>
              </text:list-item>
              <text:list-item>
                <text:p>Funktionen können als Argument übergeben werden. (Nicht nur der Return-Wert kann übergeben werden.)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office:forms form:automatic-focus="false" form:apply-design-mode="false"/>
        <draw:frame presentation:style-name="pr6" draw:text-style-name="P5" draw:layer="layout" svg:width="25.199cm" svg:height="3.507cm" svg:x="1.4cm" svg:y="0.837cm" presentation:class="title">
          <draw:text-box>
            <text:p><text:span text:style-name="T5">Scope</text:span></text:p>
          </draw:text-box>
        </draw:frame>
        <draw:frame draw:style-name="gr3" draw:text-style-name="P7" draw:layer="layout" svg:width="16.125cm" svg:height="8.171cm" svg:x="6.561cm" svg:y="3.849cm">
          <draw:text-box>
            <text:p><text:span text:style-name="T6">function</text:span><text:span text:style-name="T7"> badScope(param) { // Scope Begin</text:span></text:p>
            <text:p><text:span text:style-name="T7"><text:tab/></text:span><text:span text:style-name="T6">if</text:span><text:span text:style-name="T7"> (param) {</text:span></text:p>
            <text:p><text:span text:style-name="T7"><text:tab/></text:span><text:span text:style-name="T7"><text:tab/></text:span><text:span text:style-name="T6">var</text:span><text:span text:style-name="T7"> foo = true;</text:span></text:p>
            <text:p><text:span text:style-name="T7"><text:tab/></text:span><text:span text:style-name="T7">}</text:span></text:p>
            <text:p><text:span text:style-name="T7"/></text:p>
            <text:p><text:span text:style-name="T7"><text:tab/></text:span><text:span text:style-name="T7">// ...</text:span></text:p>
            <text:p><text:span text:style-name="T7"/></text:p>
            <text:p><text:span text:style-name="T7"><text:tab/></text:span><text:span text:style-name="T6">if</text:span><text:span text:style-name="T7"> (foo) {</text:span></text:p>
            <text:p><text:span text:style-name="T7"/></text:p>
            <text:p><text:span text:style-name="T7"><text:tab/></text:span><text:span text:style-name="T7">}</text:span></text:p>
            <text:p><text:span text:style-name="T7">} // Scope Ende</text:span></text:p>
          </draw:text-box>
        </draw:frame>
        <draw:frame presentation:style-name="pr4" draw:text-style-name="P8" draw:layer="layout" svg:width="25.199cm" svg:height="7.5cm" svg:x="1.4cm" svg:y="12.5cm" presentation:class="outline" presentation:user-transformed="true">
          <draw:text-box>
            <text:list text:style-name="L2">
              <text:list-item>
                <text:p><text:span text:style-name="T10">Würde in C/Java zu Compilerwarnungen führen</text:span></text:p>
              </text:list-item>
              <text:list-item>
                <text:p><text:span text:style-name="T11">foo</text:span><text:span text:style-name="T10"> ist ausserhalb des Blocks (</text:span><text:span text:style-name="T11">if</text:span><text:span text:style-name="T10">) sichtbar</text:span></text:p>
              </text:list-item>
              <text:list-item>
                <text:p><text:span text:style-name="T10">Wenn param </text:span><text:span text:style-name="T11">false</text:span><text:span text:style-name="T10"> → </text:span><text:span text:style-name="T11">foo</text:span><text:span text:style-name="T10"> === </text:span><text:span text:style-name="T11">undefined</text:span></text:p>
              </text:list-item>
              <text:list-item>
                <text:p><text:span text:style-name="T10">Alles außerhalb ist gloabl Scope (z.B. </text:span><text:span text:style-name="T11">window</text:span><text:span text:style-name="T10">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3T19">
        <office:forms form:automatic-focus="false" form:apply-design-mode="false"/>
        <draw:frame presentation:style-name="pr3" draw:text-style-name="P5" draw:layer="layout" svg:width="25.199cm" svg:height="3.256cm" svg:x="1.4cm" svg:y="0.962cm" presentation:class="title">
          <draw:text-box>
            <text:p><text:span text:style-name="T5">Closure</text:span></text:p>
          </draw:text-box>
        </draw:frame>
        <draw:custom-shape draw:style-name="gr6" draw:text-style-name="P1" draw:layer="layout" svg:width="8.5cm" svg:height="8cm" svg:x="8.5cm" svg:y="6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0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11.5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9.5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10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13cm" svg:y="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15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15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5.249cm" svg:height="2cm" svg:x="19.251cm" svg:y="4.9cm">
          <text:p text:style-name="P1">Globales Objekt</text:p>
          <text:p text:style-name="P1">(Bsp. window)</text:p>
          <draw:enhanced-geometry svg:viewBox="0 0 21600 21600" draw:mirror-horizontal="false" draw:type="line-callout-1" draw:modifiers="-9257.14285714286 21578.4107946027 -1028.57142857143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" draw:text-style-name="P1" draw:layer="layout" svg:width="2.999cm" svg:height="1.5cm" svg:x="19.5cm" svg:y="7.4cm">
          <text:p text:style-name="P1">1.1</text:p>
          <text:p text:style-name="P1">(Number)</text:p>
          <draw:enhanced-geometry svg:viewBox="0 0 21600 21600" draw:mirror-horizontal="false" draw:type="line-callout-1" draw:modifiers="-29512.8 17412.3917388408 -1800 7972.2851432378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" draw:text-style-name="P1" draw:layer="layout" svg:width="2.999cm" svg:height="1.499cm" svg:x="19.5cm" svg:y="9.901cm">
          <text:p text:style-name="P1">Closure</text:p>
          <text:p text:style-name="P1">(Function)</text:p>
          <draw:enhanced-geometry svg:viewBox="0 0 21600 21600" draw:mirror-horizontal="false" draw:type="line-callout-1" draw:modifiers="-35676 13363.2 -1800 799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6" draw:text-style-name="P1" draw:layer="layout" svg:width="2.5cm" svg:height="2.5cm" svg:x="12cm" svg:y="9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999cm" svg:height="1.5cm" svg:x="19.751cm" svg:y="13.9cm">
          <text:p text:style-name="P1">[ ]</text:p>
          <text:p text:style-name="P1">(Array)</text:p>
          <draw:enhanced-geometry svg:viewBox="0 0 21600 21600" draw:mirror-horizontal="false" draw:type="line-callout-1" draw:modifiers="-29916 -1654.89673550966 -1800 7972.2851432378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" draw:text-style-name="P1" draw:layer="layout" svg:width="2.999cm" svg:height="1.5cm" svg:x="14.64cm" svg:y="4.399cm">
          <text:p text:style-name="P1">true</text:p>
          <text:p text:style-name="P1">(Boolean)</text:p>
          <draw:enhanced-geometry svg:viewBox="0 0 21600 21600" draw:mirror-horizontal="false" draw:type="line-callout-1" draw:modifiers="-10490.4 48279.8134576949 -1800 7972.2851432378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" draw:text-style-name="P1" draw:layer="layout" svg:width="2.999cm" svg:height="1.5cm" svg:x="16.001cm" svg:y="16.4cm">
          <text:p text:style-name="P1">{ }</text:p>
          <text:p text:style-name="P1">(Object)</text:p>
          <draw:enhanced-geometry svg:viewBox="0 0 21600 21600" draw:mirror-horizontal="false" draw:type="line-callout-1" draw:modifiers="-30088.8 -30910.5929380413 -1800 7972.2851432378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9" draw:text-style-name="P1" draw:layer="layout" svg:width="2.999cm" svg:height="2cm" svg:x="5.244cm" svg:y="15.9cm">
          <text:p text:style-name="P1">'bla'</text:p>
          <text:p text:style-name="P1">(String)</text:p>
          <draw:enhanced-geometry svg:viewBox="0 0 21600 21600" draw:mirror-horizontal="true" draw:type="line-callout-1" draw:modifiers="-14500.8 -29544.8275862069 -1800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9" draw:text-style-name="P1" draw:layer="layout" svg:width="2.999cm" svg:height="2cm" svg:x="3.397cm" svg:y="9.679cm">
          <text:p text:style-name="P1">/a-z/i</text:p>
          <text:p text:style-name="P1">(RegEx)</text:p>
          <draw:enhanced-geometry svg:viewBox="0 0 21600 21600" draw:mirror-horizontal="true" draw:type="line-callout-1" draw:modifiers="-23652 5149.02548725637 -1800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9" draw:text-style-name="P1" draw:layer="layout" svg:width="2.999cm" svg:height="2cm" svg:x="3.397cm" svg:y="4.466cm">
          <text:p text:style-name="P1">Wen Feb..</text:p>
          <text:p text:style-name="P1">(Date)</text:p>
          <draw:enhanced-geometry svg:viewBox="0 0 21600 21600" draw:mirror-horizontal="true" draw:type="line-callout-1" draw:modifiers="-25898.4 38137.3313343328 -1800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3T19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<text:span text:style-name="T5">Closure</text:span></text:p>
          </draw:text-box>
        </draw:frame>
        <draw:custom-shape draw:style-name="gr10" draw:text-style-name="P1" draw:layer="layout" svg:width="0.5cm" svg:height="0.5cm" svg:x="9.9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cm" svg:height="0.5cm" svg:x="11.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cm" svg:height="0.5cm" svg:x="9.4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cm" svg:height="0.5cm" svg:x="9.9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cm" svg:height="0.5cm" svg:x="12.9cm" svg:y="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cm" svg:height="0.5cm" svg:x="14.9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cm" svg:height="0.5cm" svg:x="14.9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2.5cm" svg:height="2.5cm" svg:x="11.9cm" svg:y="9.9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0.1cm" svg:y1="8cm" svg:x2="12.1cm" svg:y2="10cm">
          <text:p/>
        </draw:line>
        <draw:line draw:style-name="gr12" draw:text-style-name="P1" draw:layer="layout" svg:x1="13.1cm" svg:y1="8cm" svg:x2="13.1cm" svg:y2="10cm">
          <text:p/>
        </draw:line>
        <draw:line draw:style-name="gr12" draw:text-style-name="P1" draw:layer="layout" svg:x1="15.1cm" svg:y1="8.5cm" svg:x2="14.1cm" svg:y2="10cm">
          <text:p/>
        </draw:line>
        <draw:line draw:style-name="gr12" draw:text-style-name="P1" draw:layer="layout" svg:x1="9.6cm" svg:y1="10cm" svg:x2="12.1cm" svg:y2="10.5cm">
          <text:p/>
        </draw:line>
        <draw:line draw:style-name="gr12" draw:text-style-name="P1" draw:layer="layout" svg:x1="10.1cm" svg:y1="13cm" svg:x2="12.1cm" svg:y2="11cm">
          <text:p/>
        </draw:line>
        <draw:line draw:style-name="gr12" draw:text-style-name="P1" draw:layer="layout" svg:x1="11.6cm" svg:y1="14cm" svg:x2="12.6cm" svg:y2="12cm">
          <text:p/>
        </draw:line>
        <draw:line draw:style-name="gr12" draw:text-style-name="P1" draw:layer="layout" svg:x1="15.1cm" svg:y1="13.5cm" svg:x2="14.1cm" svg:y2="12cm">
          <text:p/>
        </draw:line>
        <draw:custom-shape draw:style-name="gr6" draw:text-style-name="P1" draw:layer="layout" svg:width="8.5cm" svg:height="8cm" svg:x="8.5cm" svg:y="6.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249cm" svg:height="2cm" svg:x="19.251cm" svg:y="4.9cm">
          <text:p text:style-name="P1">Globales Objekt</text:p>
          <text:p text:style-name="P1">(Bsp. window)</text:p>
          <draw:enhanced-geometry svg:viewBox="0 0 21600 21600" draw:mirror-horizontal="false" draw:type="line-callout-1" draw:modifiers="-9257.14285714286 21578.4107946027 -1028.57142857143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3" draw:text-style-name="P1" draw:layer="layout" svg:width="2.999cm" svg:height="1.499cm" svg:x="19.502cm" svg:y="9.903cm">
          <text:p text:style-name="P1">Closure</text:p>
          <draw:enhanced-geometry svg:viewBox="0 0 21600 21600" draw:mirror-horizontal="false" draw:type="line-callout-1" draw:modifiers="-35676 13363.2 -1800 799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3T19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<text:span text:style-name="T5">Closure</text:span></text:p>
          </draw:text-box>
        </draw:frame>
        <draw:custom-shape draw:style-name="gr10" draw:text-style-name="P1" draw:layer="layout" svg:width="0.5cm" svg:height="0.5cm" svg:x="9.9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cm" svg:height="0.5cm" svg:x="11.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cm" svg:height="0.5cm" svg:x="9.4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cm" svg:height="0.5cm" svg:x="9.9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cm" svg:height="0.5cm" svg:x="12.9cm" svg:y="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cm" svg:height="0.5cm" svg:x="14.9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cm" svg:height="0.5cm" svg:x="14.9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2.5cm" svg:height="2.5cm" svg:x="11.9cm" svg:y="9.9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0.1cm" svg:y1="8cm" svg:x2="12.1cm" svg:y2="10cm">
          <text:p/>
        </draw:line>
        <draw:line draw:style-name="gr12" draw:text-style-name="P1" draw:layer="layout" svg:x1="13.1cm" svg:y1="8cm" svg:x2="13.1cm" svg:y2="10cm">
          <text:p/>
        </draw:line>
        <draw:line draw:style-name="gr12" draw:text-style-name="P1" draw:layer="layout" svg:x1="15.1cm" svg:y1="8.5cm" svg:x2="14.1cm" svg:y2="10cm">
          <text:p/>
        </draw:line>
        <draw:line draw:style-name="gr12" draw:text-style-name="P1" draw:layer="layout" svg:x1="9.6cm" svg:y1="10cm" svg:x2="12.1cm" svg:y2="10.5cm">
          <text:p/>
        </draw:line>
        <draw:line draw:style-name="gr12" draw:text-style-name="P1" draw:layer="layout" svg:x1="10.1cm" svg:y1="13cm" svg:x2="12.1cm" svg:y2="11cm">
          <text:p/>
        </draw:line>
        <draw:line draw:style-name="gr12" draw:text-style-name="P1" draw:layer="layout" svg:x1="11.6cm" svg:y1="14cm" svg:x2="12.6cm" svg:y2="12cm">
          <text:p/>
        </draw:line>
        <draw:line draw:style-name="gr12" draw:text-style-name="P1" draw:layer="layout" svg:x1="15.1cm" svg:y1="13.5cm" svg:x2="14.1cm" svg:y2="12cm">
          <text:p/>
        </draw:line>
        <draw:custom-shape draw:style-name="gr6" draw:text-style-name="P1" draw:layer="layout" svg:width="8.5cm" svg:height="8cm" svg:x="8.5cm" svg:y="6.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249cm" svg:height="2cm" svg:x="19.355cm" svg:y="12.053cm">
          <text:p text:style-name="P1">Lokale Objekte </text:p>
          <text:p text:style-name="P1">Im Closure</text:p>
          <draw:enhanced-geometry svg:viewBox="0 0 21600 21600" draw:mirror-horizontal="false" draw:type="line-callout-1" draw:modifiers="-24718.6285714286 -12079.1604197901 -1028.57142857143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0" draw:text-style-name="P1" draw:layer="layout" svg:width="0.257cm" svg:height="0.257cm" svg:x="12.5cm" svg:y="10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257cm" svg:height="0.257cm" svg:x="13.311cm" svg:y="10.5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257cm" svg:height="0.257cm" svg:x="12.791cm" svg:y="10.9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5.249cm" svg:height="2cm" svg:x="19.252cm" svg:y="4.9cm">
          <text:p text:style-name="P1">Globales Objekt</text:p>
          <text:p text:style-name="P1">(Bsp. window)</text:p>
          <draw:enhanced-geometry svg:viewBox="0 0 21600 21600" draw:mirror-horizontal="false" draw:type="line-callout-1" draw:modifiers="-9257.14285714286 21578.4107946027 -1028.57142857143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3" draw:text-style-name="P1" draw:layer="layout" svg:width="2.999cm" svg:height="1.499cm" svg:x="19.501cm" svg:y="9.902cm">
          <text:p text:style-name="P1">Closure</text:p>
          <draw:enhanced-geometry svg:viewBox="0 0 21600 21600" draw:mirror-horizontal="false" draw:type="line-callout-1" draw:modifiers="-35676 13363.2 -1800 799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3T19">
        <office:forms form:automatic-focus="false" form:apply-design-mode="false"/>
        <draw:frame presentation:style-name="pr7" draw:layer="layout" svg:width="25.199cm" svg:height="10.906cm" svg:x="1.4cm" svg:y="-2.863cm" presentation:class="title">
          <draw:text-box>
            <text:p><text:span text:style-name="T5">Closure</text:span></text:p>
          </draw:text-box>
        </draw:frame>
        <draw:custom-shape draw:style-name="gr10" draw:text-style-name="P1" draw:layer="layout" svg:width="0.5cm" svg:height="0.5cm" svg:x="5.5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cm" svg:height="0.5cm" svg:x="7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cm" svg:height="0.5cm" svg:x="5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cm" svg:height="0.5cm" svg:x="5.5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cm" svg:height="0.5cm" svg:x="8.5cm" svg:y="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cm" svg:height="0.5cm" svg:x="10.5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cm" svg:height="0.5cm" svg:x="10.5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2.5cm" svg:height="2.5cm" svg:x="7.5cm" svg:y="9.9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5.7cm" svg:y1="8cm" svg:x2="7.7cm" svg:y2="10cm">
          <text:p/>
        </draw:line>
        <draw:line draw:style-name="gr12" draw:text-style-name="P1" draw:layer="layout" svg:x1="8.7cm" svg:y1="8cm" svg:x2="8.7cm" svg:y2="10cm">
          <text:p/>
        </draw:line>
        <draw:line draw:style-name="gr12" draw:text-style-name="P1" draw:layer="layout" svg:x1="10.7cm" svg:y1="8.5cm" svg:x2="9.7cm" svg:y2="10cm">
          <text:p/>
        </draw:line>
        <draw:line draw:style-name="gr12" draw:text-style-name="P1" draw:layer="layout" svg:x1="5.2cm" svg:y1="10cm" svg:x2="7.7cm" svg:y2="10.5cm">
          <text:p/>
        </draw:line>
        <draw:line draw:style-name="gr12" draw:text-style-name="P1" draw:layer="layout" svg:x1="5.7cm" svg:y1="13cm" svg:x2="7.7cm" svg:y2="11cm">
          <text:p/>
        </draw:line>
        <draw:line draw:style-name="gr12" draw:text-style-name="P1" draw:layer="layout" svg:x1="7.2cm" svg:y1="14cm" svg:x2="8.2cm" svg:y2="12cm">
          <text:p/>
        </draw:line>
        <draw:line draw:style-name="gr12" draw:text-style-name="P1" draw:layer="layout" svg:x1="10.7cm" svg:y1="13.5cm" svg:x2="9.7cm" svg:y2="12cm">
          <text:p/>
        </draw:line>
        <draw:custom-shape draw:style-name="gr6" draw:text-style-name="P1" draw:layer="layout" svg:width="19.883cm" svg:height="8cm" svg:x="3.424cm" svg:y="6.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249cm" svg:height="2cm" svg:x="19.161cm" svg:y="4.31cm">
          <text:p text:style-name="P1">Globales Objekt</text:p>
          <text:p text:style-name="P1">(Bsp. window)</text:p>
          <draw:enhanced-geometry svg:viewBox="0 0 21600 21600" draw:mirror-horizontal="false" draw:type="line-callout-1" draw:modifiers="-8882.74285714286 27947.2263868066 -1028.57142857143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4" draw:text-style-name="P1" draw:layer="layout" svg:width="2.5cm" svg:height="2.5cm" svg:x="15.887cm" svg:y="9.82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807cm" svg:height="1.712cm" svg:x="20.367cm" svg:y="15.642cm">
          <text:p text:style-name="P1">Neues Closure</text:p>
          <text:p text:style-name="P1">(Function)</text:p>
          <draw:enhanced-geometry svg:viewBox="0 0 21600 21600" draw:mirror-horizontal="false" draw:type="line-callout-1" draw:modifiers="-13010.3161397671 -41699.4746059545 -1123.12811980033 6985.6392294220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6" draw:text-style-name="P10" draw:layer="layout" svg:width="11.867cm" svg:height="2.999cm" svg:x="3.028cm" svg:y="15.797cm">
          <text:p text:style-name="P9"><text:span text:style-name="T6">var</text:span><text:span text:style-name="T7"> myclosure2 = </text:span><text:span text:style-name="T6">function</text:span><text:span text:style-name="T7">() {</text:span></text:p>
          <text:p text:style-name="P9"><text:span text:style-name="T7">...</text:span></text:p>
          <text:p text:style-name="P9"><text:span text:style-name="T7">};</text:span></text:p>
          <draw:enhanced-geometry svg:viewBox="0 0 21600 21600" draw:mirror-horizontal="true" draw:type="line-callout-1" draw:modifiers="-2622.64914054601 -24645.6 -455.005055611729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3T19">
        <office:forms form:automatic-focus="false" form:apply-design-mode="false"/>
        <draw:custom-shape draw:style-name="gr14" draw:text-style-name="P1" draw:layer="layout" svg:width="2.5cm" svg:height="2.5cm" svg:x="17.087cm" svg:y="9.923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256cm" svg:x="1.4cm" svg:y="0.962cm" presentation:class="title">
          <draw:text-box>
            <text:p><text:span text:style-name="T5">Closure</text:span></text:p>
          </draw:text-box>
        </draw:frame>
        <draw:custom-shape draw:style-name="gr10" draw:text-style-name="P1" draw:layer="layout" svg:width="0.5cm" svg:height="0.5cm" svg:x="5.501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cm" svg:height="0.5cm" svg:x="7.001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cm" svg:height="0.5cm" svg:x="5.001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cm" svg:height="0.5cm" svg:x="5.501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cm" svg:height="0.5cm" svg:x="8.501cm" svg:y="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cm" svg:height="0.5cm" svg:x="10.501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cm" svg:height="0.5cm" svg:x="10.501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2.5cm" svg:height="2.5cm" svg:x="7.501cm" svg:y="9.9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5.701cm" svg:y1="8cm" svg:x2="7.701cm" svg:y2="10cm">
          <text:p/>
        </draw:line>
        <draw:line draw:style-name="gr12" draw:text-style-name="P1" draw:layer="layout" svg:x1="8.701cm" svg:y1="8cm" svg:x2="8.701cm" svg:y2="10cm">
          <text:p/>
        </draw:line>
        <draw:line draw:style-name="gr12" draw:text-style-name="P1" draw:layer="layout" svg:x1="10.701cm" svg:y1="8.5cm" svg:x2="9.701cm" svg:y2="10cm">
          <text:p/>
        </draw:line>
        <draw:line draw:style-name="gr12" draw:text-style-name="P1" draw:layer="layout" svg:x1="5.201cm" svg:y1="10cm" svg:x2="7.701cm" svg:y2="10.5cm">
          <text:p/>
        </draw:line>
        <draw:line draw:style-name="gr12" draw:text-style-name="P1" draw:layer="layout" svg:x1="5.701cm" svg:y1="13cm" svg:x2="7.701cm" svg:y2="11cm">
          <text:p/>
        </draw:line>
        <draw:line draw:style-name="gr12" draw:text-style-name="P1" draw:layer="layout" svg:x1="7.201cm" svg:y1="14cm" svg:x2="8.201cm" svg:y2="12cm">
          <text:p/>
        </draw:line>
        <draw:line draw:style-name="gr12" draw:text-style-name="P1" draw:layer="layout" svg:x1="10.701cm" svg:y1="13.5cm" svg:x2="9.701cm" svg:y2="12cm">
          <text:p/>
        </draw:line>
        <draw:custom-shape draw:style-name="gr6" draw:text-style-name="P1" draw:layer="layout" svg:width="19.883cm" svg:height="8cm" svg:x="3.425cm" svg:y="6.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832cm" svg:height="1.832cm" svg:x="17.466cm" svg:y="10.316cm">
          <text:p/>
          <draw:enhanced-geometry svg:viewBox="0 0 21600 21600" draw:type="rectangle" draw:enhanced-path="M 0 0 L 21600 0 21600 21600 0 21600 0 0 Z N"/>
        </draw:custom-shape>
        <draw:line draw:style-name="gr17" draw:text-style-name="P1" draw:layer="layout" svg:x1="9.961cm" svg:y1="11.089cm" svg:x2="17.548cm" svg:y2="11.323cm">
          <text:p/>
        </draw:line>
        <draw:custom-shape draw:style-name="gr7" draw:text-style-name="P9" draw:layer="layout" svg:width="17.431cm" svg:height="2.999cm" svg:x="9.804cm" svg:y="16.225cm">
          <text:p text:style-name="P9"><text:span text:style-name="T6">var</text:span><text:span text:style-name="T7"> myclosure2 = </text:span><text:span text:style-name="T6">function</text:span><text:span text:style-name="T7">(dasAndereClosure) {</text:span></text:p>
          <text:p text:style-name="P9"><text:span text:style-name="T7"><text:tab/></text:span><text:span text:style-name="T6">var</text:span><text:span text:style-name="T7"> outerClosure = dasAndereClosure;</text:span></text:p>
          <text:p text:style-name="P9"><text:span text:style-name="T7"><text:tab/></text:span><text:span text:style-name="T7">// ...</text:span></text:p>
          <text:p text:style-name="P9"><text:span text:style-name="T7">};</text:span></text:p>
          <draw:enhanced-geometry svg:viewBox="0 0 21600 21600" draw:mirror-horizontal="false" draw:type="line-callout-1" draw:modifiers="5402.47820100964 -34164 -308.536025699862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>
        <office:forms form:automatic-focus="false" form:apply-design-mode="false"/>
        <draw:custom-shape draw:style-name="gr14" draw:text-style-name="P1" draw:layer="layout" svg:width="6.925cm" svg:height="6.303cm" svg:x="14.669cm" svg:y="7.89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5.133cm" svg:height="5.45cm" svg:x="15.323cm" svg:y="8.372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256cm" svg:x="1.401cm" svg:y="0.962cm" presentation:class="title" presentation:user-transformed="true">
          <draw:text-box>
            <text:p><text:span text:style-name="T5">Closure</text:span></text:p>
          </draw:text-box>
        </draw:frame>
        <draw:custom-shape draw:style-name="gr10" draw:text-style-name="P1" draw:layer="layout" svg:width="0.5cm" svg:height="0.5cm" svg:x="5.502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cm" svg:height="0.5cm" svg:x="7.002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cm" svg:height="0.5cm" svg:x="5.002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cm" svg:height="0.5cm" svg:x="5.502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cm" svg:height="0.5cm" svg:x="8.502cm" svg:y="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cm" svg:height="0.5cm" svg:x="10.502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cm" svg:height="0.5cm" svg:x="10.502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2.5cm" svg:height="2.5cm" svg:x="7.502cm" svg:y="9.9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5.702cm" svg:y1="8cm" svg:x2="7.702cm" svg:y2="10cm">
          <text:p/>
        </draw:line>
        <draw:line draw:style-name="gr12" draw:text-style-name="P1" draw:layer="layout" svg:x1="8.702cm" svg:y1="8cm" svg:x2="8.702cm" svg:y2="10cm">
          <text:p/>
        </draw:line>
        <draw:line draw:style-name="gr12" draw:text-style-name="P1" draw:layer="layout" svg:x1="10.702cm" svg:y1="8.5cm" svg:x2="9.702cm" svg:y2="10cm">
          <text:p/>
        </draw:line>
        <draw:line draw:style-name="gr12" draw:text-style-name="P1" draw:layer="layout" svg:x1="5.202cm" svg:y1="10cm" svg:x2="7.702cm" svg:y2="10.5cm">
          <text:p/>
        </draw:line>
        <draw:line draw:style-name="gr12" draw:text-style-name="P1" draw:layer="layout" svg:x1="5.702cm" svg:y1="13cm" svg:x2="7.702cm" svg:y2="11cm">
          <text:p/>
        </draw:line>
        <draw:line draw:style-name="gr12" draw:text-style-name="P1" draw:layer="layout" svg:x1="7.202cm" svg:y1="14cm" svg:x2="8.202cm" svg:y2="12cm">
          <text:p/>
        </draw:line>
        <draw:line draw:style-name="gr12" draw:text-style-name="P1" draw:layer="layout" svg:x1="10.702cm" svg:y1="13.5cm" svg:x2="9.702cm" svg:y2="12cm">
          <text:p/>
        </draw:line>
        <draw:custom-shape draw:style-name="gr6" draw:text-style-name="P1" draw:layer="layout" svg:width="19.883cm" svg:height="8cm" svg:x="3.426cm" svg:y="6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367cm" svg:height="0.367cm" svg:x="16.001cm" svg:y="8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67cm" svg:height="0.366cm" svg:x="17.1cm" svg:y="13.2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66cm" svg:height="0.366cm" svg:x="15.635cm" svg:y="10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67cm" svg:height="0.366cm" svg:x="16.001cm" svg:y="12.4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66cm" svg:height="0.366cm" svg:x="18.2cm" svg:y="8.4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66cm" svg:height="0.366cm" svg:x="19.665cm" svg:y="9.2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66cm" svg:height="0.367cm" svg:x="19.665cm" svg:y="12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832cm" svg:height="1.832cm" svg:x="17.467cm" svg:y="10.316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6.148cm" svg:y1="8.924cm" svg:x2="17.613cm" svg:y2="10.389cm">
          <text:p/>
        </draw:line>
        <draw:line draw:style-name="gr12" draw:text-style-name="P1" draw:layer="layout" svg:x1="18.346cm" svg:y1="8.924cm" svg:x2="18.346cm" svg:y2="10.389cm">
          <text:p/>
        </draw:line>
        <draw:line draw:style-name="gr12" draw:text-style-name="P1" draw:layer="layout" svg:x1="19.812cm" svg:y1="9.29cm" svg:x2="19.079cm" svg:y2="10.389cm">
          <text:p/>
        </draw:line>
        <draw:line draw:style-name="gr12" draw:text-style-name="P1" draw:layer="layout" svg:x1="15.782cm" svg:y1="10.389cm" svg:x2="17.614cm" svg:y2="10.755cm">
          <text:p/>
        </draw:line>
        <draw:line draw:style-name="gr12" draw:text-style-name="P1" draw:layer="layout" svg:x1="16.148cm" svg:y1="12.587cm" svg:x2="17.613cm" svg:y2="11.122cm">
          <text:p/>
        </draw:line>
        <draw:line draw:style-name="gr12" draw:text-style-name="P1" draw:layer="layout" svg:x1="17.247cm" svg:y1="13.319cm" svg:x2="17.98cm" svg:y2="11.854cm">
          <text:p/>
        </draw:line>
        <draw:line draw:style-name="gr12" draw:text-style-name="P1" draw:layer="layout" svg:x1="19.812cm" svg:y1="12.953cm" svg:x2="19.079cm" svg:y2="11.854cm">
          <text:p/>
        </draw:line>
        <draw:line draw:style-name="gr19" draw:text-style-name="P1" draw:layer="layout" svg:x1="10.856cm" svg:y1="8.716cm" svg:x2="19.882cm" svg:y2="9.533cm">
          <text:p/>
        </draw:line>
        <draw:line draw:style-name="gr19" draw:text-style-name="P1" draw:layer="layout" svg:x1="8.832cm" svg:y1="7.665cm" svg:x2="18.248cm" svg:y2="8.638cm">
          <text:p/>
        </draw:line>
        <draw:line draw:style-name="gr19" draw:text-style-name="P1" draw:layer="layout" svg:x1="5.875cm" svg:y1="8.171cm" svg:x2="16.03cm" svg:y2="8.949cm">
          <text:p/>
        </draw:line>
        <draw:line draw:style-name="gr19" draw:text-style-name="P1" draw:layer="layout" svg:x1="5.291cm" svg:y1="10.117cm" svg:x2="15.797cm" svg:y2="10.428cm">
          <text:p/>
        </draw:line>
        <draw:line draw:style-name="gr19" draw:text-style-name="P1" draw:layer="layout" svg:x1="5.875cm" svg:y1="13.035cm" svg:x2="16.186cm" svg:y2="12.646cm">
          <text:p/>
        </draw:line>
        <draw:line draw:style-name="gr19" draw:text-style-name="P1" draw:layer="layout" svg:x1="7.354cm" svg:y1="14.124cm" svg:x2="17.314cm" svg:y2="13.385cm">
          <text:p/>
        </draw:line>
        <draw:line draw:style-name="gr19" draw:text-style-name="P1" draw:layer="layout" svg:x1="10.856cm" svg:y1="13.657cm" svg:x2="19.882cm" svg:y2="13.035cm">
          <text:p/>
        </draw:lin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>
        <office:forms form:automatic-focus="false" form:apply-design-mode="false"/>
        <draw:custom-shape draw:style-name="gr14" draw:text-style-name="P1" draw:layer="layout" svg:width="6.925cm" svg:height="6.303cm" svg:x="14.67cm" svg:y="7.89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5.133cm" svg:height="5.45cm" svg:x="15.324cm" svg:y="8.372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256cm" svg:x="1.402cm" svg:y="0.962cm" presentation:class="title" presentation:user-transformed="true">
          <draw:text-box>
            <text:p><text:span text:style-name="T5">Closure</text:span></text:p>
          </draw:text-box>
        </draw:frame>
        <draw:custom-shape draw:style-name="gr20" draw:text-style-name="P1" draw:layer="layout" svg:width="0.5cm" svg:height="0.5cm" svg:x="5.503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5cm" svg:height="0.5cm" svg:x="7.003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5cm" svg:height="0.5cm" svg:x="5.003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5cm" svg:height="0.5cm" svg:x="5.503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5cm" svg:height="0.5cm" svg:x="8.503cm" svg:y="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5cm" svg:height="0.5cm" svg:x="10.503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5cm" svg:height="0.5cm" svg:x="10.503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2.5cm" svg:height="2.5cm" svg:x="7.503cm" svg:y="9.9cm">
          <text:p/>
          <draw:enhanced-geometry svg:viewBox="0 0 21600 21600" draw:type="rectangle" draw:enhanced-path="M 0 0 L 21600 0 21600 21600 0 21600 0 0 Z N"/>
        </draw:custom-shape>
        <draw:line draw:style-name="gr21" draw:text-style-name="P1" draw:layer="layout" svg:x1="5.703cm" svg:y1="8cm" svg:x2="7.703cm" svg:y2="10cm">
          <text:p/>
        </draw:line>
        <draw:line draw:style-name="gr21" draw:text-style-name="P1" draw:layer="layout" svg:x1="8.703cm" svg:y1="8cm" svg:x2="8.703cm" svg:y2="10cm">
          <text:p/>
        </draw:line>
        <draw:line draw:style-name="gr21" draw:text-style-name="P1" draw:layer="layout" svg:x1="10.703cm" svg:y1="8.5cm" svg:x2="9.703cm" svg:y2="10cm">
          <text:p/>
        </draw:line>
        <draw:line draw:style-name="gr21" draw:text-style-name="P1" draw:layer="layout" svg:x1="5.203cm" svg:y1="10cm" svg:x2="7.703cm" svg:y2="10.5cm">
          <text:p/>
        </draw:line>
        <draw:line draw:style-name="gr21" draw:text-style-name="P1" draw:layer="layout" svg:x1="5.703cm" svg:y1="13cm" svg:x2="7.703cm" svg:y2="11cm">
          <text:p/>
        </draw:line>
        <draw:line draw:style-name="gr21" draw:text-style-name="P1" draw:layer="layout" svg:x1="7.203cm" svg:y1="14cm" svg:x2="8.203cm" svg:y2="12cm">
          <text:p/>
        </draw:line>
        <draw:line draw:style-name="gr21" draw:text-style-name="P1" draw:layer="layout" svg:x1="10.703cm" svg:y1="13.5cm" svg:x2="9.703cm" svg:y2="12cm">
          <text:p/>
        </draw:line>
        <draw:custom-shape draw:style-name="gr6" draw:text-style-name="P1" draw:layer="layout" svg:width="19.883cm" svg:height="8cm" svg:x="3.427cm" svg:y="6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367cm" svg:height="0.367cm" svg:x="16.002cm" svg:y="8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67cm" svg:height="0.366cm" svg:x="17.101cm" svg:y="13.2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66cm" svg:height="0.366cm" svg:x="15.636cm" svg:y="10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67cm" svg:height="0.366cm" svg:x="16.002cm" svg:y="12.4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66cm" svg:height="0.366cm" svg:x="18.201cm" svg:y="8.4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66cm" svg:height="0.366cm" svg:x="19.666cm" svg:y="9.2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66cm" svg:height="0.367cm" svg:x="19.666cm" svg:y="12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832cm" svg:height="1.832cm" svg:x="17.468cm" svg:y="10.316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6.149cm" svg:y1="8.924cm" svg:x2="17.614cm" svg:y2="10.389cm">
          <text:p/>
        </draw:line>
        <draw:line draw:style-name="gr12" draw:text-style-name="P1" draw:layer="layout" svg:x1="18.347cm" svg:y1="8.924cm" svg:x2="18.347cm" svg:y2="10.389cm">
          <text:p/>
        </draw:line>
        <draw:line draw:style-name="gr12" draw:text-style-name="P1" draw:layer="layout" svg:x1="19.813cm" svg:y1="9.29cm" svg:x2="19.08cm" svg:y2="10.389cm">
          <text:p/>
        </draw:line>
        <draw:line draw:style-name="gr12" draw:text-style-name="P1" draw:layer="layout" svg:x1="15.783cm" svg:y1="10.389cm" svg:x2="17.615cm" svg:y2="10.755cm">
          <text:p/>
        </draw:line>
        <draw:line draw:style-name="gr12" draw:text-style-name="P1" draw:layer="layout" svg:x1="16.149cm" svg:y1="12.587cm" svg:x2="17.614cm" svg:y2="11.122cm">
          <text:p/>
        </draw:line>
        <draw:line draw:style-name="gr12" draw:text-style-name="P1" draw:layer="layout" svg:x1="17.248cm" svg:y1="13.319cm" svg:x2="17.981cm" svg:y2="11.854cm">
          <text:p/>
        </draw:line>
        <draw:line draw:style-name="gr12" draw:text-style-name="P1" draw:layer="layout" svg:x1="19.813cm" svg:y1="12.953cm" svg:x2="19.08cm" svg:y2="11.854cm">
          <text:p/>
        </draw:line>
        <draw:frame draw:style-name="gr4" draw:layer="layout" svg:width="17.276cm" svg:height="1.776cm" svg:x="4.63cm" svg:y="16.303cm">
          <draw:text-box>
            <text:p text:style-name="P1"><text:span text:style-name="T5">„</text:span><text:span text:style-name="T5">originale“ Objekte hören auf zu existieren,</text:span></text:p>
            <text:p text:style-name="P1"><text:span text:style-name="T5">weil z.B. der Scope verlassen wurde (</text:span><text:span text:style-name="T7">return</text:span><text:span text:style-name="T5"> z.B.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>
        <office:forms form:automatic-focus="false" form:apply-design-mode="false"/>
        <draw:custom-shape draw:style-name="gr14" draw:text-style-name="P1" draw:layer="layout" svg:width="6.925cm" svg:height="6.303cm" svg:x="14.671cm" svg:y="7.89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5.133cm" svg:height="5.45cm" svg:x="15.324cm" svg:y="8.372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256cm" svg:x="1.403cm" svg:y="0.962cm" presentation:class="title" presentation:user-transformed="true">
          <draw:text-box>
            <text:p><text:span text:style-name="T5">Closure</text:span></text:p>
          </draw:text-box>
        </draw:frame>
        <draw:custom-shape draw:style-name="gr22" draw:text-style-name="P1" draw:layer="layout" svg:width="19.883cm" svg:height="8cm" svg:x="3.428cm" svg:y="6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367cm" svg:height="0.367cm" svg:x="16.003cm" svg:y="8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67cm" svg:height="0.366cm" svg:x="17.102cm" svg:y="13.2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66cm" svg:height="0.366cm" svg:x="15.637cm" svg:y="10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67cm" svg:height="0.366cm" svg:x="16.003cm" svg:y="12.4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66cm" svg:height="0.366cm" svg:x="18.202cm" svg:y="8.4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66cm" svg:height="0.366cm" svg:x="19.667cm" svg:y="9.2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66cm" svg:height="0.367cm" svg:x="19.667cm" svg:y="12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832cm" svg:height="1.832cm" svg:x="17.469cm" svg:y="10.316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6.15cm" svg:y1="8.924cm" svg:x2="17.615cm" svg:y2="10.389cm">
          <text:p/>
        </draw:line>
        <draw:line draw:style-name="gr12" draw:text-style-name="P1" draw:layer="layout" svg:x1="18.348cm" svg:y1="8.924cm" svg:x2="18.348cm" svg:y2="10.389cm">
          <text:p/>
        </draw:line>
        <draw:line draw:style-name="gr12" draw:text-style-name="P1" draw:layer="layout" svg:x1="19.814cm" svg:y1="9.29cm" svg:x2="19.081cm" svg:y2="10.389cm">
          <text:p/>
        </draw:line>
        <draw:line draw:style-name="gr12" draw:text-style-name="P1" draw:layer="layout" svg:x1="15.784cm" svg:y1="10.389cm" svg:x2="17.616cm" svg:y2="10.755cm">
          <text:p/>
        </draw:line>
        <draw:line draw:style-name="gr12" draw:text-style-name="P1" draw:layer="layout" svg:x1="16.15cm" svg:y1="12.587cm" svg:x2="17.615cm" svg:y2="11.122cm">
          <text:p/>
        </draw:line>
        <draw:line draw:style-name="gr12" draw:text-style-name="P1" draw:layer="layout" svg:x1="17.249cm" svg:y1="13.319cm" svg:x2="17.982cm" svg:y2="11.854cm">
          <text:p/>
        </draw:line>
        <draw:line draw:style-name="gr12" draw:text-style-name="P1" draw:layer="layout" svg:x1="19.814cm" svg:y1="12.953cm" svg:x2="19.081cm" svg:y2="11.854cm">
          <text:p/>
        </draw:line>
        <draw:frame draw:style-name="gr4" draw:layer="layout" svg:width="17.276cm" svg:height="3.199cm" svg:x="4.631cm" svg:y="16.303cm">
          <draw:text-box>
            <text:p text:style-name="P1"><text:span text:style-name="T5">Closure „konserviert“ seinen ursprünglichen Scope</text:span></text:p>
            <text:p text:style-name="P1"><text:span text:style-name="T5">und hat dadurch die Variablen </text:span><text:span text:style-name="T12">weiterhin</text:span><text:span text:style-name="T5"> zur Verfügung.</text:span></text:p>
            <text:p text:style-name="P1"><text:span text:style-name="T5">Das „grüne“ closure sieht die „schwarzen“ Kreise nicht mehr. Nur das „gelbe“ Closur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3T19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<text:span text:style-name="T5">Closure</text:span></text:p>
          </draw:text-box>
        </draw:frame>
        <draw:frame draw:style-name="gr23" draw:text-style-name="P7" draw:layer="layout" svg:width="22.801cm" svg:height="12.491cm" svg:x="2.695cm" svg:y="5.55cm">
          <draw:text-box>
            <text:p><text:span text:style-name="T6">function</text:span><text:span text:style-name="T7"> showclosure() {</text:span></text:p>
            <text:p><text:span text:style-name="T7"><text:s text:c="4"/></text:span><text:span text:style-name="T6">var</text:span><text:span text:style-name="T7"> inc = makeinc(1);</text:span></text:p>
            <text:p><text:span text:style-name="T7"><text:s/></text:span></text:p>
            <text:p><text:span text:style-name="T7"><text:s text:c="4"/></text:span><text:span text:style-name="T7">console.debug(inc()); // 1</text:span></text:p>
            <text:p><text:span text:style-name="T7"><text:s text:c="4"/></text:span><text:span text:style-name="T7">console.debug(inc()); // 2</text:span></text:p>
            <text:p><text:span text:style-name="T7"><text:s text:c="4"/></text:span><text:span text:style-name="T7">console.debug(inc()); // 3</text:span></text:p>
            <text:p><text:span text:style-name="T7">}</text:span></text:p>
            <text:p><text:span text:style-name="T7"><text:s/></text:span></text:p>
            <text:p><text:span text:style-name="T6">function</text:span><text:span text:style-name="T7"> makeinc(initialValue) {</text:span></text:p>
            <text:p><text:span text:style-name="T7"><text:s text:c="4"/></text:span><text:span text:style-name="T6">var</text:span><text:span text:style-name="T7"> count = initialValue</text:span></text:p>
            <text:p><text:span text:style-name="T7"><text:s/></text:span></text:p>
            <text:p><text:span text:style-name="T7"><text:s text:c="4"/></text:span><text:span text:style-name="T6">return</text:span><text:span text:style-name="T7"> function () { // &lt;-- Closure merkt sich </text:span><text:span text:style-name="T13">count</text:span></text:p>
            <text:p><text:span text:style-name="T7"><text:s text:c="8"/></text:span><text:span text:style-name="T6">return</text:span><text:span text:style-name="T7"> count++; <text:s/>// <text:s text:c="4"/>und auch </text:span><text:span text:style-name="T13">initialValue</text:span></text:p>
            <text:p><text:span text:style-name="T7"><text:s text:c="4"/></text:span><text:span text:style-name="T7">};</text:span></text:p>
            <text:p><text:span text:style-name="T7">}</text:span></text:p>
            <text:p><text:span text:style-name="T7"/></text:p>
            <text:p><text:span text:style-name="T7">showclosure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3T19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<text:span text:style-name="T5">Self invoking Closure</text:span></text:p>
          </draw:text-box>
        </draw:frame>
        <draw:frame draw:style-name="gr23" draw:text-style-name="P7" draw:layer="layout" svg:width="22.801cm" svg:height="12.491cm" svg:x="2.696cm" svg:y="5.551cm">
          <draw:text-box>
            <text:p><text:span text:style-name="T14">// does not pollute global scope</text:span></text:p>
            <text:p><text:span text:style-name="T15">(</text:span><text:span text:style-name="T16">function</text:span><text:span text:style-name="T17">() {</text:span></text:p>
            <text:p><text:span text:style-name="T7"><text:s text:c="3"/></text:span><text:span text:style-name="T6">var</text:span><text:span text:style-name="T7"> myFancyApi = {};</text:span></text:p>
            <text:p><text:span text:style-name="T7"><text:s/></text:span></text:p>
            <text:p><text:span text:style-name="T7"><text:tab/></text:span><text:span text:style-name="T6">function</text:span><text:span text:style-name="T7"> aHelper() {</text:span></text:p>
            <text:p><text:span text:style-name="T7"><text:tab/></text:span><text:span text:style-name="T7"><text:tab/></text:span><text:span text:style-name="T7">// ...</text:span></text:p>
            <text:p><text:span text:style-name="T7"><text:tab/></text:span><text:span text:style-name="T7">}</text:span></text:p>
            <text:p><text:span text:style-name="T7"/></text:p>
            <text:p><text:span text:style-name="T7"><text:tab/></text:span><text:span text:style-name="T7">myFancyApi.coolFunction = </text:span><text:span text:style-name="T6">function</text:span><text:span text:style-name="T7">() {</text:span></text:p>
            <text:p><text:span text:style-name="T7"><text:tab/></text:span><text:span text:style-name="T7"><text:tab/></text:span><text:span text:style-name="T7">// ...</text:span></text:p>
            <text:p><text:span text:style-name="T7"><text:tab/></text:span><text:span text:style-name="T7"><text:tab/></text:span><text:span text:style-name="T7">aHelper();</text:span></text:p>
            <text:p><text:span text:style-name="T7"><text:tab/></text:span><text:span text:style-name="T7"><text:tab/></text:span><text:span text:style-name="T7">// ...</text:span></text:p>
            <text:p><text:span text:style-name="T7"><text:tab/></text:span><text:span text:style-name="T7">};</text:span></text:p>
            <text:p><text:span text:style-name="T7"/></text:p>
            <text:p><text:span text:style-name="T7"><text:tab/></text:span><text:span text:style-name="T7">// expose API to global scope</text:span></text:p>
            <text:p><text:span text:style-name="T7"><text:tab/></text:span><text:span text:style-name="T7">window.fancy = myFancyApi;</text:span></text:p>
            <text:p><text:span text:style-name="T17">})(); </text:span><text:span text:style-name="T18">// () is the Invoke-Operato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>
        <office:forms form:automatic-focus="false" form:apply-design-mode="false"/>
        <draw:frame presentation:style-name="pr3" draw:layer="layout" svg:width="25.199cm" svg:height="3.256cm" svg:x="1.401cm" svg:y="0.962cm" presentation:class="title" presentation:user-transformed="true">
          <draw:text-box>
            <text:p><text:span text:style-name="T5">Self invoking Closure</text:span></text:p>
          </draw:text-box>
        </draw:frame>
        <draw:frame draw:style-name="gr23" draw:text-style-name="P7" draw:layer="layout" svg:width="23.745cm" svg:height="12.491cm" svg:x="2.697cm" svg:y="5.551cm">
          <draw:text-box>
            <text:p><text:span text:style-name="T14">// does not pollute global scope</text:span></text:p>
            <text:p><text:span text:style-name="T15">(</text:span><text:span text:style-name="T16">function</text:span><text:span text:style-name="T17">(</text:span><text:span text:style-name="T19">global</text:span><text:span text:style-name="T17">) {</text:span></text:p>
            <text:p><text:span text:style-name="T7"><text:s text:c="3"/></text:span><text:span text:style-name="T6">var</text:span><text:span text:style-name="T7"> myFancyApi = {};</text:span></text:p>
            <text:p><text:span text:style-name="T7"><text:s/></text:span></text:p>
            <text:p><text:span text:style-name="T7"><text:tab/></text:span><text:span text:style-name="T6">function</text:span><text:span text:style-name="T7"> aHelper() {</text:span></text:p>
            <text:p><text:span text:style-name="T7"><text:tab/></text:span><text:span text:style-name="T7"><text:tab/></text:span><text:span text:style-name="T7">// ...</text:span></text:p>
            <text:p><text:span text:style-name="T7"><text:tab/></text:span><text:span text:style-name="T7">}</text:span></text:p>
            <text:p><text:span text:style-name="T7"/></text:p>
            <text:p><text:span text:style-name="T7"><text:tab/></text:span><text:span text:style-name="T7">myFancyApi.coolFunction = </text:span><text:span text:style-name="T6">function</text:span><text:span text:style-name="T7">() {</text:span></text:p>
            <text:p><text:span text:style-name="T7"><text:tab/></text:span><text:span text:style-name="T7"><text:tab/></text:span><text:span text:style-name="T7">// ...</text:span></text:p>
            <text:p><text:span text:style-name="T7"><text:tab/></text:span><text:span text:style-name="T7"><text:tab/></text:span><text:span text:style-name="T7">aHelper();</text:span></text:p>
            <text:p><text:span text:style-name="T7"><text:tab/></text:span><text:span text:style-name="T7"><text:tab/></text:span><text:span text:style-name="T7">// ...</text:span></text:p>
            <text:p><text:span text:style-name="T7"><text:tab/></text:span><text:span text:style-name="T7">};</text:span></text:p>
            <text:p><text:span text:style-name="T7"/></text:p>
            <text:p><text:span text:style-name="T7"><text:tab/></text:span><text:span text:style-name="T7">// expose API to global scope</text:span></text:p>
            <text:p><text:span text:style-name="T7"><text:tab/></text:span><text:span text:style-name="T19">global</text:span><text:span text:style-name="T7">.fancy = myFancyApi;</text:span></text:p>
            <text:p><text:span text:style-name="T17">})(</text:span><text:span text:style-name="T19">window</text:span><text:span text:style-name="T17">); </text:span><text:span text:style-name="T18">// You only reference it </text:span><text:span text:style-name="T20">one</text:span><text:span text:style-name="T18"> time in your code ;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1T1">
        <office:forms form:automatic-focus="false" form:apply-design-mode="false"/>
        <draw:frame presentation:style-name="pr6" draw:text-style-name="P5" draw:layer="layout" svg:width="25.199cm" svg:height="3.507cm" svg:x="1.4cm" svg:y="0.837cm" presentation:class="title">
          <draw:text-box>
            <text:p><text:span text:style-name="T5">Lambda</text:span></text:p>
          </draw:text-box>
        </draw:frame>
        <draw:frame presentation:style-name="pr4" draw:layer="layout" svg:width="25.199cm" svg:height="5.864cm" svg:x="1.4cm" svg:y="4.914cm" presentation:class="outline" presentation:user-transformed="true">
          <draw:text-box>
            <text:list text:style-name="L2">
              <text:list-item>
                <text:p>Komplizierte Erklärung die keiner Versteht auf Wikipedia ;-)</text:p>
              </text:list-item>
              <text:list-item>
                <text:p>Einfach: eine Funktion als solche anderen Funktionen als Parameter übergeben</text:p>
              </text:list-item>
            </text:list>
          </draw:text-box>
        </draw:frame>
        <draw:frame draw:style-name="gr24" draw:text-style-name="P7" draw:layer="layout" svg:width="11cm" svg:height="8.171cm" svg:x="2.229cm" svg:y="11.44cm">
          <draw:text-box>
            <text:p><text:span text:style-name="T14">// klassisch</text:span></text:p>
            <text:p><text:span text:style-name="T14"/></text:p>
            <text:p><text:span text:style-name="T6">function</text:span><text:span text:style-name="T7"> add(a, b) {</text:span></text:p>
            <text:p><text:span text:style-name="T7"><text:s text:c="4"/></text:span><text:span text:style-name="T6">return</text:span><text:span text:style-name="T7"> a + b;</text:span></text:p>
            <text:p><text:span text:style-name="T7">}</text:span></text:p>
            <text:p><text:span text:style-name="T7"/></text:p>
            <text:p><text:span text:style-name="T6">function</text:span><text:span text:style-name="T7"> doFoo(result) {</text:span></text:p>
            <text:p><text:span text:style-name="T7"><text:tab/></text:span><text:span text:style-name="T7">console.log(result);</text:span></text:p>
            <text:p><text:span text:style-name="T7">}</text:span></text:p>
            <text:p><text:span text:style-name="T7"/></text:p>
            <text:p><text:span text:style-name="T7">doFoo(</text:span><text:span text:style-name="T21">add(1, 2)</text:span><text:span text:style-name="T7">);</text:span></text:p>
          </draw:text-box>
        </draw:frame>
        <draw:frame draw:style-name="gr24" draw:text-style-name="P7" draw:layer="layout" svg:width="12.314cm" svg:height="8.171cm" svg:x="14.624cm" svg:y="11.324cm">
          <draw:text-box>
            <text:p><text:span text:style-name="T14">// Lambda</text:span></text:p>
            <text:p><text:span text:style-name="T6"/></text:p>
            <text:p><text:span text:style-name="T6">function</text:span><text:span text:style-name="T7"> add(a, b) {</text:span></text:p>
            <text:p><text:span text:style-name="T7"><text:s text:c="4"/></text:span><text:span text:style-name="T6">return</text:span><text:span text:style-name="T7"> a + b;</text:span></text:p>
            <text:p><text:span text:style-name="T7">}</text:span></text:p>
            <text:p><text:span text:style-name="T7"/></text:p>
            <text:p><text:span text:style-name="T6">function</text:span><text:span text:style-name="T7"> doFoo(fn) {</text:span></text:p>
            <text:p><text:span text:style-name="T7"><text:tab/></text:span><text:span text:style-name="T7">console.log(fn(1, 2));</text:span></text:p>
            <text:p><text:span text:style-name="T7">}</text:span></text:p>
            <text:p><text:span text:style-name="T7"/></text:p>
            <text:p><text:span text:style-name="T7">doFoo(</text:span><text:span text:style-name="T21">add</text:span><text:span text:style-name="T7">); // No () invoke op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3T19">
        <office:forms form:automatic-focus="false" form:apply-design-mode="false"/>
        <draw:frame presentation:style-name="pr3" draw:text-style-name="P5" draw:layer="layout" svg:width="25.199cm" svg:height="3.256cm" svg:x="1.4cm" svg:y="0.962cm" presentation:class="title">
          <draw:text-box>
            <text:p><text:span text:style-name="T5">Lambda</text:span></text:p>
          </draw:text-box>
        </draw:frame>
        <draw:frame draw:style-name="gr3" draw:text-style-name="P7" draw:layer="layout" svg:width="17.648cm" svg:height="14.651cm" svg:x="5.176cm" svg:y="4.451cm">
          <draw:text-box>
            <text:p><text:span text:style-name="T6">var</text:span><text:span text:style-name="T7"> add = </text:span><text:span text:style-name="T6">function</text:span><text:span text:style-name="T7">(a, b) {</text:span></text:p>
            <text:p><text:span text:style-name="T7"><text:s text:c="4"/></text:span><text:span text:style-name="T6">return</text:span><text:span text:style-name="T7"> a + b;</text:span></text:p>
            <text:p><text:span text:style-name="T7">};</text:span></text:p>
            <text:p><text:span text:style-name="T7"/></text:p>
            <text:p><text:span text:style-name="T6">var</text:span><text:span text:style-name="T7"> sub = </text:span><text:span text:style-name="T6">function</text:span><text:span text:style-name="T7">(a, b) {</text:span></text:p>
            <text:p><text:span text:style-name="T7"><text:s text:c="4"/></text:span><text:span text:style-name="T6">return</text:span><text:span text:style-name="T7"> a - b;</text:span></text:p>
            <text:p><text:span text:style-name="T7">};</text:span></text:p>
            <text:p><text:span text:style-name="T7"/></text:p>
            <text:p><text:span text:style-name="T6">var</text:span><text:span text:style-name="T7"> Operation = </text:span><text:span text:style-name="T6">function</text:span><text:span text:style-name="T7">(firstOp, secondOp) {</text:span></text:p>
            <text:p><text:span text:style-name="T7"><text:s text:c="4"/></text:span><text:span text:style-name="T6">var</text:span><text:span text:style-name="T7"> op1 = firstOp || 0,</text:span></text:p>
            <text:p><text:span text:style-name="T7"><text:s text:c="8"/></text:span><text:span text:style-name="T7">op2 = secondOp || 0;</text:span></text:p>
            <text:p><text:span text:style-name="T7"/></text:p>
            <text:p><text:span text:style-name="T7"><text:s text:c="4"/></text:span><text:span text:style-name="T6">this</text:span><text:span text:style-name="T7">.calc = </text:span><text:span text:style-name="T6">function</text:span><text:span text:style-name="T7">(</text:span><text:span text:style-name="T22">operation</text:span><text:span text:style-name="T7">) {</text:span></text:p>
            <text:p><text:span text:style-name="T7"><text:s text:c="8"/></text:span><text:span text:style-name="T6">return</text:span><text:span text:style-name="T7"> </text:span><text:span text:style-name="T22">operation</text:span><text:span text:style-name="T7">(op1, op2);</text:span></text:p>
            <text:p><text:span text:style-name="T7"><text:s text:c="4"/></text:span><text:span text:style-name="T7">};</text:span></text:p>
            <text:p><text:span text:style-name="T7">};</text:span></text:p>
            <text:p><text:span text:style-name="T7"/></text:p>
            <text:p><text:span text:style-name="T6">var</text:span><text:span text:style-name="T7"> op = </text:span><text:span text:style-name="T6">new</text:span><text:span text:style-name="T7"> Operation(3, 1);</text:span></text:p>
            <text:p><text:span text:style-name="T7">console.log(op.calc(add)); // 4</text:span></text:p>
            <text:p><text:span text:style-name="T7">console.log(op.calc(sub)); // 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3T19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<text:span text:style-name="T5">Lambda</text:span></text:p>
          </draw:text-box>
        </draw:frame>
        <draw:frame draw:style-name="gr3" draw:text-style-name="P7" draw:layer="layout" svg:width="20.317cm" svg:height="7.451cm" svg:x="3.892cm" svg:y="4.608cm">
          <draw:text-box>
            <text:p><text:span text:style-name="T7">// $ === jQuery - jquery.com</text:span></text:p>
            <text:p><text:span text:style-name="T7">$('#anDomElement').bind('click', </text:span><text:span text:style-name="T6">function</text:span><text:span text:style-name="T7">(event) {</text:span></text:p>
            <text:p><text:span text:style-name="T7"><text:tab/></text:span><text:span text:style-name="T7">// anonymes clsoures als lambda uebergeben</text:span></text:p>
            <text:p><text:span text:style-name="T7">});</text:span></text:p>
            <text:p><text:span text:style-name="T7"/></text:p>
            <text:p><text:span text:style-name="T6">var</text:span><text:span text:style-name="T7"> anEventHandler = </text:span><text:span text:style-name="T6">function</text:span><text:span text:style-name="T7">(event) {</text:span></text:p>
            <text:p><text:span text:style-name="T7"><text:tab/></text:span><text:span text:style-name="T7">// ordinäre Funktion</text:span></text:p>
            <text:p><text:span text:style-name="T7">};</text:span></text:p>
            <text:p><text:span text:style-name="T7"/></text:p>
            <text:p><text:span text:style-name="T7">$('#otherDomElement').bind('click', anEventHandler);</text:span></text:p>
          </draw:text-box>
        </draw:frame>
        <draw:frame presentation:style-name="pr4" draw:text-style-name="P8" draw:layer="layout" svg:width="25.199cm" svg:height="7.5cm" svg:x="1.501cm" svg:y="12.8cm" presentation:class="outline" presentation:user-transformed="true">
          <draw:text-box>
            <text:list text:style-name="L2">
              <text:list-item>
                <text:p><text:span text:style-name="T10">Callbacks sind Funktions-Objekte (Lambda) nicht ein String mit Funktionsname (PHP &lt; 5.3)</text:span></text:p>
              </text:list-item>
              <text:list-item>
                <text:p><text:span text:style-name="T10">Das Funktionsobjekt wird mit Invoke-Op. Ausgeführt</text:span></text:p>
              </text:list-item>
              <text:list-item>
                <text:p><text:span text:style-name="T10">Funktionen können anonym sei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32">
        <office:forms form:automatic-focus="false" form:apply-design-mode="false"/>
        <draw:frame presentation:style-name="pr5" draw:layer="layout" svg:width="25.199cm" svg:height="17.686cm" svg:x="1.4cm" svg:y="0.962cm" presentation:class="subtitle">
          <draw:text-box>
            <text:p><text:span text:style-name="T5">prototypbasiertes Objektmodel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4T3">
        <office:forms form:automatic-focus="false" form:apply-design-mode="false"/>
        <draw:frame presentation:style-name="pr6" draw:text-style-name="P5" draw:layer="layout" svg:width="25.199cm" svg:height="3.507cm" svg:x="1.4cm" svg:y="0.837cm" presentation:class="title">
          <draw:text-box>
            <text:p><text:span text:style-name="T5">prototypbasiertes Objektmodell</text:span></text:p>
          </draw:text-box>
        </draw:frame>
        <draw:frame presentation:style-name="pr4" draw:layer="layout" svg:width="12.296cm" svg:height="13.86cm" svg:x="1.4cm" svg:y="4.914cm" presentation:class="outline">
          <draw:text-box>
            <text:list text:style-name="L2">
              <text:list-item>
                <text:p>Prototype based</text:p>
                <text:list>
                  <text:list-item>
                    <text:p>JavaScript, Lua, Self</text:p>
                  </text:list-item>
                  <text:list-item>
                    <text:p>Beschreibung durch Objekte (Prototypen)</text:p>
                  </text:list-item>
                  <text:list-item>
                    <text:p>Erzeugung durch klonen des Prototypen</text:p>
                  </text:list-item>
                  <text:list-item>
                    <text:p>Factory Method</text:p>
                  </text:list-item>
                </text:list>
              </text:list-item>
            </text:list>
          </draw:text-box>
        </draw:frame>
        <draw:frame presentation:style-name="pr4" draw:layer="layout" svg:width="12.296cm" svg:height="13.86cm" svg:x="14.311cm" svg:y="4.914cm" presentation:class="outline">
          <draw:text-box>
            <text:list text:style-name="L2">
              <text:list-item>
                <text:p>Class based</text:p>
                <text:list>
                  <text:list-item>
                    <text:p>Java, C++, PHP</text:p>
                  </text:list-item>
                  <text:list-item>
                    <text:p>Beschreibung durch Schablonen (Klassen)</text:p>
                  </text:list-item>
                  <text:list-item>
                    <text:p>Erzeugung durch „Runtime-Magic“</text:p>
                  </text:list-item>
                  <text:list-item>
                    <text:p>s. <text:a xlink:href="http://en.wikipedia.org/wiki/Prototype_pattern">Prototype Pattern</text:a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<text:span text:style-name="T5">prototypbasiertes Objektmodell</text:span></text:p>
          </draw:text-box>
        </draw:frame>
        <draw:frame presentation:style-name="pr4" draw:layer="layout" svg:width="25.199cm" svg:height="1.586cm" svg:x="1.4cm" svg:y="5.414cm" presentation:class="outline" presentation:user-transformed="true">
          <draw:text-box>
            <text:list text:style-name="L2">
              <text:list-item>
                <text:p>Es gibt in JavaScript keine Klassen!</text:p>
              </text:list-item>
            </text:list>
          </draw:text-box>
        </draw:frame>
        <draw:frame draw:style-name="gr3" draw:text-style-name="P7" draw:layer="layout" svg:width="10.135cm" svg:height="3.851cm" svg:x="8.034cm" svg:y="7.3cm">
          <draw:text-box>
            <text:p><text:span text:style-name="T14">// JSON</text:span></text:p>
            <text:p><text:span text:style-name="T6">var</text:span><text:span text:style-name="T7"> simpleObject = {</text:span></text:p>
            <text:p><text:span text:style-name="T7"><text:tab/></text:span><text:span text:style-name="T7">publicProperty: 'foo',</text:span></text:p>
            <text:p><text:span text:style-name="T7"><text:tab/></text:span><text:span text:style-name="T7">otherProperty: </text:span><text:span text:style-name="T6">true</text:span></text:p>
            <text:p><text:span text:style-name="T7">};</text:span></text:p>
          </draw:text-box>
        </draw:frame>
        <draw:frame presentation:style-name="pr4" draw:layer="layout" svg:width="25.199cm" svg:height="1.586cm" svg:x="1.401cm" svg:y="11.914cm" presentation:class="outline" presentation:user-transformed="true">
          <draw:text-box>
            <text:list text:style-name="L2">
              <text:list-item>
                <text:p>Reflection</text:p>
              </text:list-item>
            </text:list>
          </draw:text-box>
        </draw:frame>
        <draw:frame draw:style-name="gr3" draw:text-style-name="P7" draw:layer="layout" svg:width="21.079cm" svg:height="5.291cm" svg:x="3.651cm" svg:y="13.801cm">
          <draw:text-box>
            <text:p><text:span text:style-name="T6">typeof</text:span><text:span text:style-name="T7"> simpleObject; // 'object'</text:span></text:p>
            <text:p><text:span text:style-name="T6">typeof</text:span><text:span text:style-name="T7"> simpleObject.toString; // 'function'</text:span></text:p>
            <text:p><text:span text:style-name="T6">typeof</text:span><text:span text:style-name="T7"> simpleObject.publicProperty; // 'string'</text:span></text:p>
            <text:p><text:span text:style-name="T6">typeof</text:span><text:span text:style-name="T7"> simpleObject.otherProperty; // 'boolean'</text:span></text:p>
            <text:p><text:span text:style-name="T7"/></text:p>
            <text:p><text:span text:style-name="T7">simpleObject.hasOwnProperty('publicProperty'); // true</text:span></text:p>
            <text:p><text:span text:style-name="T7">simpleObject.hasOwnProperty('foo'); // fals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<text:span text:style-name="T5">prototypbasiertes Objektmodell</text:span>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5">Funktionen die mit </text:span><text:span text:style-name="T7">new</text:span><text:span text:style-name="T5"> aufgerufen werden sind sog. Konstruktor-Funktionen.</text:span></text:p>
              </text:list-item>
              <text:list-item>
                <text:p><text:span text:style-name="T5">In Konstruktor-Funktionen ist </text:span><text:span text:style-name="T7">this</text:span><text:span text:style-name="T5"> das erzeugte Objekt</text:span></text:p>
                <text:list>
                  <text:list-item>
                    <text:p><text:span text:style-name="T5">Rückgabewert ist implizit das erzeugte Objekt</text:span></text:p>
                  </text:list-item>
                  <text:list-item>
                    <text:p><text:span text:style-name="T5">Kann auch explizit zurückgegeben werden.</text:span></text:p>
                  </text:list-item>
                  <text:list-item>
                    <text:p><text:span text:style-name="T5">Wird eine Konstruktorfunktion </text:span><text:span text:style-name="T12">ohne</text:span><text:span text:style-name="T5"> </text:span><text:span text:style-name="T7">new</text:span><text:span text:style-name="T5"> aufgerufen zeigt </text:span><text:span text:style-name="T7">this</text:span><text:span text:style-name="T5"> auf das globale Objekt (</text:span><text:span text:style-name="T7">window</text:span><text:span text:style-name="T5">)!</text:span></text:p>
                  </text:list-item>
                  <text:list-item>
                    <text:p><text:span text:style-name="T5">Deswegen per Konvention </text:span><text:span text:style-name="T12">immer</text:span><text:span text:style-name="T5"> Upper Case First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<text:span text:style-name="T5">prototypbasiertes Objektmodell</text:span></text:p>
          </draw:text-box>
        </draw:frame>
        <draw:frame draw:style-name="gr25" draw:text-style-name="P7" draw:layer="layout" svg:width="13.457cm" svg:height="13.931cm" svg:x="7.421cm" svg:y="4.757cm">
          <draw:text-box>
            <text:p><text:span text:style-name="T14">// implizite Rückgabe</text:span></text:p>
            <text:p><text:span text:style-name="T6">function</text:span><text:span text:style-name="T7"> Animal(name) {</text:span></text:p>
            <text:p><text:span text:style-name="T7"><text:s text:c="4"/></text:span><text:span text:style-name="T6">this</text:span><text:span text:style-name="T7">.name = name;</text:span></text:p>
            <text:p><text:span text:style-name="T7">}</text:span></text:p>
            <text:p><text:span text:style-name="T7"/></text:p>
            <text:p><text:span text:style-name="T6">var</text:span><text:span text:style-name="T7"> anAnimal = </text:span><text:span text:style-name="T6">new</text:span><text:span text:style-name="T7"> Animal('hans');</text:span></text:p>
            <text:p><text:span text:style-name="T7"/></text:p>
            <text:p><text:span text:style-name="T7"/></text:p>
            <text:p><text:span text:style-name="T7"/></text:p>
            <text:p><text:span text:style-name="T14">// explizite Rückgabe</text:span></text:p>
            <text:p><text:span text:style-name="T6">function</text:span><text:span text:style-name="T7"> Animal(name) {</text:span></text:p>
            <text:p><text:span text:style-name="T7"><text:tab/></text:span><text:span text:style-name="T6">var</text:span><text:span text:style-name="T7"> obj = {</text:span></text:p>
            <text:p><text:span text:style-name="T7"><text:tab/></text:span><text:span text:style-name="T7"><text:tab/></text:span><text:span text:style-name="T7">name: name</text:span></text:p>
            <text:p><text:span text:style-name="T7"><text:tab/></text:span><text:span text:style-name="T7">};</text:span></text:p>
            <text:p><text:span text:style-name="T7"/></text:p>
            <text:p><text:span text:style-name="T7"><text:tab/></text:span><text:span text:style-name="T6">return</text:span><text:span text:style-name="T7"> obj;</text:span></text:p>
            <text:p><text:span text:style-name="T7">}</text:span></text:p>
            <text:p><text:span text:style-name="T7"/></text:p>
            <text:p><text:span text:style-name="T6">var</text:span><text:span text:style-name="T7"> anAnimal = </text:span><text:span text:style-name="T6">new</text:span><text:span text:style-name="T7"> Animal('hans'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3T19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<text:span text:style-name="T5">prototypbasiertes Objektmodell</text:span></text:p>
          </draw:text-box>
        </draw:frame>
        <draw:frame draw:style-name="gr26" draw:text-style-name="P7" draw:layer="layout" svg:width="22.349cm" svg:height="16.811cm" svg:x="2.826cm" svg:y="3.8cm">
          <draw:text-box>
            <text:p><text:span text:style-name="T6">var</text:span><text:span text:style-name="T7"> Animal = </text:span><text:span text:style-name="T6">function</text:span><text:span text:style-name="T7">(name) { // Vater-'Klasse'</text:span></text:p>
            <text:p><text:span text:style-name="T7"><text:tab/></text:span><text:span text:style-name="T6">this</text:span><text:span text:style-name="T7">.name = name;</text:span></text:p>
            <text:p><text:span text:style-name="T7">};</text:span></text:p>
            <text:p><text:span text:style-name="T7"/></text:p>
            <text:p><text:span text:style-name="T7">Animal.</text:span><text:span text:style-name="T6">prototype</text:span><text:span text:style-name="T7">.getName = </text:span><text:span text:style-name="T6">function</text:span><text:span text:style-name="T7">() {</text:span></text:p>
            <text:p><text:span text:style-name="T7"><text:tab/></text:span><text:span text:style-name="T6">return</text:span><text:span text:style-name="T7"> </text:span><text:span text:style-name="T6">this</text:span><text:span text:style-name="T7">.name;</text:span></text:p>
            <text:p><text:span text:style-name="T7">};</text:span></text:p>
            <text:p><text:span text:style-name="T7"/></text:p>
            <text:p><text:span text:style-name="T7">Animal.</text:span><text:span text:style-name="T6">prototype</text:span><text:span text:style-name="T7">.says = </text:span><text:span text:style-name="T6">function</text:span><text:span text:style-name="T7">() {</text:span></text:p>
            <text:p><text:span text:style-name="T7"><text:tab/></text:span><text:span text:style-name="T6">return</text:span><text:span text:style-name="T7"> </text:span><text:span text:style-name="T6">this</text:span><text:span text:style-name="T7">.saying || '';</text:span></text:p>
            <text:p><text:span text:style-name="T7">};</text:span></text:p>
            <text:p><text:span text:style-name="T7"/></text:p>
            <text:p><text:span text:style-name="T6">var</text:span><text:span text:style-name="T7"> myAnimal = </text:span><text:span text:style-name="T6">new</text:span><text:span text:style-name="T7"> Animal('Belo the dog');</text:span></text:p>
            <text:p><text:span text:style-name="T7">console.log(myAnimal.getName()); // Belo the dog</text:span></text:p>
            <text:p><text:span text:style-name="T7"/></text:p>
            <text:p><text:span text:style-name="T6">var</text:span><text:span text:style-name="T7"> Cat = </text:span><text:span text:style-name="T6">function</text:span><text:span text:style-name="T7">(name) { // abgeleitete 'Klasse'</text:span></text:p>
            <text:p><text:span text:style-name="T7"><text:tab/></text:span><text:span text:style-name="T6">this</text:span><text:span text:style-name="T7">.name <text:s text:c="2"/>= name;</text:span></text:p>
            <text:p><text:span text:style-name="T7"><text:tab/></text:span><text:span text:style-name="T6">this</text:span><text:span text:style-name="T7">.saying = 'miau';</text:span></text:p>
            <text:p><text:span text:style-name="T7">};</text:span></text:p>
            <text:p><text:span text:style-name="T7"/></text:p>
            <text:p><text:span text:style-name="T7">Cat.</text:span><text:span text:style-name="T6">prototype</text:span><text:span text:style-name="T7"> = </text:span><text:span text:style-name="T6">new</text:span><text:span text:style-name="T7"> Animal(); // erbt von Animal</text:span></text:p>
            <text:p><text:span text:style-name="T6">var</text:span><text:span text:style-name="T7"> myCat = </text:span><text:span text:style-name="T6">new</text:span><text:span text:style-name="T7"> Cat('Mauzi the cat');</text:span></text:p>
            <text:p><text:span text:style-name="T7">myCat.says(); // 'miau'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3T19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<text:span text:style-name="T5">prototypbasiertes Objektmodell</text:span></text:p>
          </draw:text-box>
        </draw:frame>
        <draw:frame draw:style-name="gr27" draw:text-style-name="P7" draw:layer="layout" svg:width="22.349cm" svg:height="5.291cm" svg:x="2.827cm" svg:y="4.201cm">
          <draw:text-box>
            <text:p><text:span text:style-name="T7">// short hand function for inheritance</text:span></text:p>
            <text:p><text:span text:style-name="T7">Function.</text:span><text:span text:style-name="T6">prototype</text:span><text:span text:style-name="T7">.inherit = </text:span><text:span text:style-name="T6">function</text:span><text:span text:style-name="T7">(Parent) {</text:span></text:p>
            <text:p><text:span text:style-name="T7"><text:tab/></text:span><text:span text:style-name="T6">this</text:span><text:span text:style-name="T7">.prototype = </text:span><text:span text:style-name="T6">new</text:span><text:span text:style-name="T7"> Parent();</text:span></text:p>
            <text:p><text:span text:style-name="T7"><text:tab/></text:span><text:span text:style-name="T6">return</text:span><text:span text:style-name="T7"> </text:span><text:span text:style-name="T6">this</text:span><text:span text:style-name="T7">;</text:span></text:p>
            <text:p><text:span text:style-name="T7">};</text:span></text:p>
            <text:p><text:span text:style-name="T7"/></text:p>
            <text:p><text:span text:style-name="T7">Cat.inherit(Animal);</text:span></text:p>
          </draw:text-box>
        </draw:frame>
        <draw:frame draw:style-name="gr3" draw:text-style-name="P11" draw:layer="layout" svg:width="2.946cm" svg:height="1.564cm" svg:x="12.194cm" svg:y="9.4cm">
          <draw:text-box>
            <text:p><text:span text:style-name="T23">Oder</text:span></text:p>
          </draw:text-box>
        </draw:frame>
        <draw:frame draw:style-name="gr27" draw:text-style-name="P7" draw:layer="layout" svg:width="23.365cm" svg:height="8.891cm" svg:x="2.318cm" svg:y="11.302cm">
          <draw:text-box>
            <text:p><text:span text:style-name="T6">var</text:span><text:span text:style-name="T7"> anAnimal = { // The prototype object</text:span></text:p>
            <text:p><text:span text:style-name="T7"><text:tab/></text:span><text:span text:style-name="T7">name: '',</text:span></text:p>
            <text:p><text:span text:style-name="T7"><text:tab/></text:span><text:span text:style-name="T7">getName: </text:span><text:span text:style-name="T6">function</text:span><text:span text:style-name="T7">() { </text:span><text:span text:style-name="T6">return</text:span><text:span text:style-name="T7"> </text:span><text:span text:style-name="T6">this</text:span><text:span text:style-name="T7">.name; },</text:span></text:p>
            <text:p><text:span text:style-name="T7"><text:tab/></text:span><text:span text:style-name="T7">says: </text:span><text:span text:style-name="T6">function</text:span><text:span text:style-name="T7">() { </text:span><text:span text:style-name="T6">return</text:span><text:span text:style-name="T7"> </text:span><text:span text:style-name="T6">this</text:span><text:span text:style-name="T7">.saying || ''; }</text:span></text:p>
            <text:p><text:span text:style-name="T7">};</text:span></text:p>
            <text:p><text:span text:style-name="T7"/></text:p>
            <text:p><text:span text:style-name="T6">var</text:span><text:span text:style-name="T7"> aDog = Object.create(anAnimal); // create from prototype</text:span></text:p>
            <text:p><text:span text:style-name="T7">aDog.name = 'Belo';</text:span></text:p>
            <text:p><text:span text:style-name="T7"/></text:p>
            <text:p><text:span text:style-name="T6">var</text:span><text:span text:style-name="T7"> aCat = Object.create(anAnimal);</text:span></text:p>
            <text:p><text:span text:style-name="T7">aCat.name = 'Mauzi';</text:span></text:p>
            <text:p><text:span text:style-name="T7">aCat.saying = 'miau'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1T1">
        <office:forms form:automatic-focus="false" form:apply-design-mode="false"/>
        <draw:frame presentation:style-name="pr6" draw:text-style-name="P5" draw:layer="layout" svg:width="25.199cm" svg:height="3.507cm" svg:x="1.4cm" svg:y="0.837cm" presentation:class="title">
          <draw:text-box>
            <text:p><text:span text:style-name="T5">Public, private &amp; protected?</text:span></text:p>
          </draw:text-box>
        </draw:frame>
        <draw:frame draw:style-name="gr27" draw:text-style-name="P7" draw:layer="layout" svg:width="24.613cm" svg:height="11.051cm" svg:x="2.319cm" svg:y="4.503cm">
          <draw:text-box>
            <text:p><text:span text:style-name="T6">var</text:span><text:span text:style-name="T7"> Animal = </text:span><text:span text:style-name="T6">function</text:span><text:span text:style-name="T7">(n) { // &lt;-- ein Closure ;)</text:span></text:p>
            <text:p><text:span text:style-name="T7"><text:tab/></text:span><text:span text:style-name="T6">var</text:span><text:span text:style-name="T7"> name = n; // 'private'</text:span></text:p>
            <text:p><text:span text:style-name="T7"><text:tab/></text:span><text:span text:style-name="T6">this</text:span><text:span text:style-name="T7">.id <text:s/>= 0; // 'public'</text:span></text:p>
            <text:p><text:span text:style-name="T7"/></text:p>
            <text:p><text:span text:style-name="T7"><text:tab/></text:span><text:span text:style-name="T6">function</text:span><text:span text:style-name="T7"> aPrivatefunc() { // &lt;-- auch ein Closure</text:span></text:p>
            <text:p><text:span text:style-name="T7"><text:tab/></text:span><text:span text:style-name="T7"><text:tab/></text:span><text:span text:style-name="T7">// ...</text:span></text:p>
            <text:p><text:span text:style-name="T7"><text:tab/></text:span><text:span text:style-name="T7">}</text:span></text:p>
            <text:p><text:span text:style-name="T7"><text:s text:c="3"/></text:span></text:p>
            <text:p><text:span text:style-name="T7"><text:tab/></text:span><text:span text:style-name="T7">// auch eins</text:span></text:p>
            <text:p><text:span text:style-name="T7"><text:tab/></text:span><text:span text:style-name="T6">this</text:span><text:span text:style-name="T7">.getName = </text:span><text:span text:style-name="T6">function</text:span><text:span text:style-name="T7">() { </text:span><text:span text:style-name="T6">return</text:span><text:span text:style-name="T7"> name; } // 'privilegiert'</text:span></text:p>
            <text:p><text:span text:style-name="T7">};</text:span></text:p>
            <text:p><text:span text:style-name="T7"><text:tab/></text:span></text:p>
            <text:p><text:span text:style-name="T7">Animal.</text:span><text:span text:style-name="T6">protoype</text:span><text:span text:style-name="T7">.says = </text:span><text:span text:style-name="T6">function</text:span><text:span text:style-name="T7">() { // 'public' (noch eins) </text:span></text:p>
            <text:p><text:span text:style-name="T6"><text:tab/></text:span><text:span text:style-name="T6">return</text:span><text:span text:style-name="T7"> this.saying || ''; </text:span></text:p>
            <text:p><text:span text:style-name="T7">}; </text:span></text:p>
          </draw:text-box>
        </draw:frame>
        <draw:frame presentation:style-name="pr4" draw:layer="layout" svg:width="25.199cm" svg:height="3.5cm" svg:x="1.501cm" svg:y="16cm" presentation:class="outline" presentation:user-transformed="true">
          <draw:text-box>
            <text:list text:style-name="L2">
              <text:list-item>
                <text:p><text:span text:style-name="T5">Sichtbarkeit auf Scope-Basis (Closure)</text:span></text:p>
              </text:list-item>
              <text:list-item>
                <text:p><text:span text:style-name="T5">public Methoden sehen nu</text:span>r <text:span text:style-name="T24">this</text:span></text:p>
                <text:p><text:span text:style-name="T2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1T1">
        <office:forms form:automatic-focus="false" form:apply-design-mode="false"/>
        <draw:frame presentation:style-name="pr6" draw:text-style-name="P5" draw:layer="layout" svg:width="25.199cm" svg:height="3.507cm" svg:x="1.4cm" svg:y="0.837cm" presentation:class="title">
          <draw:text-box>
            <text:p><text:span text:style-name="T5">Ducktyping</text:span></text:p>
          </draw:text-box>
        </draw:frame>
        <draw:frame presentation:style-name="pr4" draw:layer="layout" svg:width="25.199cm" svg:height="11.086cm" svg:x="1.4cm" svg:y="4.014cm" presentation:class="outline" presentation:user-transformed="true">
          <draw:text-box>
            <text:list text:style-name="L2">
              <text:list-item>
                <text:p>"When I see a bird that walks like a duck and swims like a duck and quacks like a duck, I call that bird a duck."</text:p>
              </text:list-item>
              <text:list-item>
                <text:p>„... object's current set of methods and properties determines the valid semantics, rather than its inheritance from a particular class or implementation of a specific interface.“ (<text:a xlink:href="http://en.wikipedia.org/wiki/Duck_typing">Wikipedia</text:a>)</text:p>
              </text:list-item>
            </text:list>
          </draw:text-box>
        </draw:frame>
        <draw:frame draw:style-name="gr28" draw:text-style-name="P12" draw:layer="layout" svg:width="25.7cm" svg:height="4.199cm" svg:x="1.15cm" svg:y="15.5cm">
          <draw:text-box>
            <text:p><text:span text:style-name="T25">if</text:span><text:span text:style-name="T26"> (</text:span><text:span text:style-name="T25">typeof</text:span><text:span text:style-name="T26"> foo.getName === 'function' &amp;&amp; </text:span><text:span text:style-name="T25">typeof</text:span><text:span text:style-name="T26"> foo.says === 'function') {</text:span></text:p>
            <text:p><text:span text:style-name="T26"><text:tab/></text:span><text:span text:style-name="T26">// it's like an animal object...</text:span></text:p>
            <text:p><text:span text:style-name="T26"><text:tab/></text:span><text:span text:style-name="T25">if</text:span><text:span text:style-name="T26"> (</text:span><text:span text:style-name="T25">typeof</text:span><text:span text:style-name="T26"> foo.saying === 'string') {</text:span></text:p>
            <text:p><text:span text:style-name="T26"><text:tab/></text:span><text:span text:style-name="T26"><text:tab/></text:span><text:span text:style-name="T26">// it's like a cat object...</text:span></text:p>
            <text:p><text:span text:style-name="T26"><text:tab/></text:span><text:span text:style-name="T26">}</text:span></text:p>
            <text:p><text:span text:style-name="T2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3T19">
        <office:forms form:automatic-focus="false" form:apply-design-mode="false"/>
        <draw:frame presentation:style-name="pr6" draw:text-style-name="P5" draw:layer="layout" svg:width="25.199cm" svg:height="3.507cm" svg:x="1.4cm" svg:y="0.837cm" presentation:class="title">
          <draw:text-box>
            <text:p><text:span text:style-name="T5">Method stealing</text:span></text:p>
          </draw:text-box>
        </draw:frame>
        <draw:frame draw:style-name="gr27" draw:text-style-name="P7" draw:layer="layout" svg:width="22.349cm" svg:height="6.731cm" svg:x="2.32cm" svg:y="4.004cm">
          <draw:text-box>
            <text:p><text:span text:style-name="T6">function</text:span><text:span text:style-name="T7"> foo() {</text:span></text:p>
            <text:p><text:span text:style-name="T7"><text:tab/></text:span><text:span text:style-name="T7">console.log(</text:span><text:span text:style-name="T6">typeof</text:span><text:span text:style-name="T7"> arguments); // 'object'</text:span></text:p>
            <text:p><text:span text:style-name="T7"><text:tab/></text:span><text:span text:style-name="T7">console.log(</text:span><text:span text:style-name="T6">typeof</text:span><text:span text:style-name="T7"> arguments.length); // 'number'</text:span></text:p>
            <text:p><text:span text:style-name="T7">}</text:span></text:p>
            <text:p><text:span text:style-name="T7"/></text:p>
            <text:p><text:span text:style-name="T7">foo();</text:span></text:p>
            <text:p><text:span text:style-name="T7">foo(1);</text:span></text:p>
            <text:p><text:span text:style-name="T7">foo(1, 2);</text:span></text:p>
            <text:p><text:span text:style-name="T7">foo(1, 2, 3);</text:span></text:p>
          </draw:text-box>
        </draw:frame>
        <draw:frame presentation:style-name="pr4" draw:layer="layout" svg:width="25.199cm" svg:height="3.5cm" svg:x="1.502cm" svg:y="11.7cm" presentation:class="outline" presentation:user-transformed="true">
          <draw:text-box>
            <text:list text:style-name="L2">
              <text:list-item>
                <text:p><text:span text:style-name="T5">Jede function hat </text:span><text:span text:style-name="T7">arguments</text:span></text:p>
              </text:list-item>
              <text:list-item>
                <text:p>Fühlt sich an wie ein Array, ist aber keins!</text:p>
                <text:p><text:span text:style-name="T24"/></text:p>
              </text:list-item>
            </text:list>
          </draw:text-box>
        </draw:frame>
        <draw:frame draw:style-name="gr27" draw:text-style-name="P7" draw:layer="layout" svg:width="22.349cm" svg:height="4.571cm" svg:x="2.36cm" svg:y="15.541cm">
          <draw:text-box>
            <text:p><text:span text:style-name="T6">function</text:span><text:span text:style-name="T7"> foo() {</text:span></text:p>
            <text:p><text:span text:style-name="T7"><text:tab/></text:span><text:span text:style-name="T6">var</text:span><text:span text:style-name="T7"> args = Array.</text:span><text:span text:style-name="T6">prototype</text:span><text:span text:style-name="T7">.slice.call(arguments, 1);</text:span></text:p>
            <text:p><text:span text:style-name="T7"><text:s text:c="3"/></text:span><text:span text:style-name="T7">console.debug(args);</text:span></text:p>
            <text:p><text:span text:style-name="T7">}</text:span></text:p>
            <text:p><text:span text:style-name="T7"/></text:p>
            <text:p><text:span text:style-name="T7">foo(1, 2, 3, 4); // [2, 3, 4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2T32">
        <office:forms form:automatic-focus="false" form:apply-design-mode="false"/>
        <draw:frame presentation:style-name="pr5" draw:text-style-name="P5" draw:layer="layout" svg:width="25.199cm" svg:height="17.686cm" svg:x="1.4cm" svg:y="0.962cm" presentation:class="subtitle">
          <draw:text-box>
            <text:p><text:span text:style-name="T5">Zu guter letz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1T1">
        <office:forms form:automatic-focus="false" form:apply-design-mode="false"/>
        <draw:frame presentation:style-name="pr3" draw:text-style-name="P5" draw:layer="layout" svg:width="25.199cm" svg:height="3.256cm" svg:x="1.4cm" svg:y="0.962cm" presentation:class="title">
          <draw:text-box>
            <text:p><text:span text:style-name="T5">Fallen - Numbers</text:span></text:p>
          </draw:text-box>
        </draw:frame>
        <draw:frame draw:style-name="gr27" draw:text-style-name="P7" draw:layer="layout" svg:width="22.349cm" svg:height="6.731cm" svg:x="2.32cm" svg:y="5.404cm">
          <draw:text-box>
            <text:p><text:span text:style-name="T6">var</text:span><text:span text:style-name="T7"> a = 0.1, b = 0.2, c = 0.3;</text:span></text:p>
            <text:p><text:span text:style-name="T7"/></text:p>
            <text:p><text:span text:style-name="T7">console.debug((a + b) + c === a + (b + c)); // false</text:span></text:p>
            <text:p><text:span text:style-name="T7"/></text:p>
            <text:p><text:span text:style-name="T7">// ABER</text:span></text:p>
            <text:p><text:span text:style-name="T7"/></text:p>
            <text:p><text:span text:style-name="T6">var</text:span><text:span text:style-name="T7"> a = 0.1 * 100, b = 0.2 * 100, c = 0.3 * 100;</text:span></text:p>
            <text:p><text:span text:style-name="T7"/></text:p>
            <text:p><text:span text:style-name="T7">console.debug((a + b) + c === a + (b + c)); // true</text:span></text:p>
          </draw:text-box>
        </draw:frame>
        <draw:frame presentation:style-name="pr4" draw:text-style-name="P5" draw:layer="layout" svg:width="25.199cm" svg:height="3.5cm" svg:x="1.502cm" svg:y="14.7cm" presentation:class="outline" presentation:user-transformed="true">
          <draw:text-box>
            <text:list text:style-name="L2">
              <text:list-item>
                <text:p><text:span text:style-name="T5">Number ist imemr ein 64 Bit Float</text:span></text:p>
              </text:list-item>
              <text:list-item>
                <text:p><text:span text:style-name="T5">Es gibt keine reinen Integer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3T19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<text:span text:style-name="T5">Fallen – Variable Shadowing</text:span></text:p>
          </draw:text-box>
        </draw:frame>
        <draw:frame draw:style-name="gr27" draw:text-style-name="P7" draw:layer="layout" svg:width="22.349cm" svg:height="7.451cm" svg:x="2.321cm" svg:y="5.405cm">
          <draw:text-box>
            <text:p><text:span text:style-name="T6">var</text:span><text:span text:style-name="T7"> a = 'foobar';</text:span></text:p>
            <text:p><text:span text:style-name="T7"/></text:p>
            <text:p><text:span text:style-name="T7">console.debug(a); // 'foobar'</text:span></text:p>
            <text:p><text:span text:style-name="T7"/></text:p>
            <text:p><text:span text:style-name="T6">function</text:span><text:span text:style-name="T7">() {</text:span></text:p>
            <text:p><text:span text:style-name="T7"><text:tab/></text:span><text:span text:style-name="T6">var</text:span><text:span text:style-name="T7"> a = 1.0; // shadows outer variable</text:span></text:p>
            <text:p><text:span text:style-name="T7"><text:tab/></text:span><text:span text:style-name="T7">console.debug(a); // 1.0</text:span></text:p>
            <text:p><text:span text:style-name="T7">}</text:span></text:p>
            <text:p><text:span text:style-name="T7"/></text:p>
            <text:p><text:span text:style-name="T7">console.debug(a); // 'foobar'</text:span></text:p>
          </draw:text-box>
        </draw:frame>
        <draw:frame presentation:style-name="pr4" draw:text-style-name="P5" draw:layer="layout" svg:width="25.199cm" svg:height="3.5cm" svg:x="1.503cm" svg:y="14.7cm" presentation:class="outline" presentation:user-transformed="true">
          <draw:text-box>
            <text:list text:style-name="L2">
              <text:list-item>
                <text:p><text:span text:style-name="T5">Kann zu sehr dubiosen Bugs führen</text:span></text:p>
              </text:list-item>
              <text:list-item>
                <text:p><text:span text:style-name="T5">JSLint hilft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1T1">
        <office:forms form:automatic-focus="false" form:apply-design-mode="false"/>
        <draw:frame presentation:style-name="pr3" draw:text-style-name="P5" draw:layer="layout" svg:width="25.199cm" svg:height="3.256cm" svg:x="1.4cm" svg:y="0.962cm" presentation:class="title">
          <draw:text-box>
            <text:p><text:span text:style-name="T5">Fallen</text:span></text:p>
          </draw:text-box>
        </draw:frame>
        <draw:frame presentation:style-name="pr4" draw:text-style-name="P5" draw:layer="layout" svg:width="25.199cm" svg:height="15.586cm" svg:x="1.4cm" svg:y="4.014cm" presentation:class="outline" presentation:user-transformed="true">
          <draw:text-box>
            <text:list text:style-name="L2">
              <text:list-item>
                <text:p><text:span text:style-name="T5">Konstruktor-Funktion ohne </text:span><text:span text:style-name="T6">new</text:span></text:p>
                <text:list>
                  <text:list-item>
                    <text:p><text:span text:style-name="T6">this</text:span><text:span text:style-name="T5"> zeigt auf das globale Objekt (z.B. </text:span><text:span text:style-name="T6">window</text:span><text:span text:style-name="T5">)</text:span></text:p>
                  </text:list-item>
                  <text:list-item>
                    <text:p><text:span text:style-name="T5">No Erros, no Warnings → Konvention: Beginnen </text:span><text:span text:style-name="T12">immer</text:span><text:span text:style-name="T5"> mit Großbuchstaben</text:span></text:p>
                  </text:list-item>
                </text:list>
              </text:list-item>
              <text:list-item>
                <text:p><text:span text:style-name="T5">This und der Kontext</text:span></text:p>
                <text:list>
                  <text:list-item>
                    <text:p><text:span text:style-name="T5">Funktion → global object oder undefined</text:span></text:p>
                  </text:list-item>
                  <text:list-item>
                    <text:p><text:span text:style-name="T5">Methode → Objekt (eigener d. Methode)</text:span></text:p>
                  </text:list-item>
                  <text:list-item>
                    <text:p><text:span text:style-name="T5">Konstruktor → Das „neue“ Objekt</text:span></text:p>
                  </text:list-item>
                  <text:list-item>
                    <text:p><text:span text:style-name="T5">apply/call → Funktionsargum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<text:span text:style-name="T5">Fallen</text:span></text:p>
          </draw:text-box>
        </draw:frame>
        <draw:frame presentation:style-name="pr4" draw:layer="layout" svg:width="25.199cm" svg:height="16.18cm" svg:x="1.4cm" svg:y="4.014cm" presentation:class="outline" presentation:user-transformed="true">
          <draw:text-box>
            <text:list text:style-name="L2">
              <text:list-item>
                <text:p>Null ist ein Objekt! <text:span text:style-name="T7">typeof null;</text:span> -&gt; 'object'</text:p>
              </text:list-item>
              <text:list-item>
                <text:p>null !== undefined</text:p>
              </text:list-item>
              <text:list-item>
                <text:p>true/false (ähnlich PHP)</text:p>
                <text:list>
                  <text:list-item>
                    <text:p>true: <text:span text:style-name="T7">'false', '0'</text:span></text:p>
                  </text:list-item>
                  <text:list-item>
                    <text:p>false: <text:span text:style-name="T7">false, null, undefined, '', 0, NaN</text:span></text:p>
                  </text:list-item>
                </text:list>
              </text:list-item>
              <text:list-item>
                <text:p><text:span text:style-name="T5">Memory Leaks in IE</text:span></text:p>
                <text:list>
                  <text:list-item>
                    <text:p><text:span text:style-name="T5">Züklische Referenzen von Closures</text:span></text:p>
                  </text:list-item>
                  <text:list-item>
                    <text:p><text:span text:style-name="T5">Wenn DOM-Objekt ein JavaScript Objekt referenziert (bspw. Eventhandler) und vv.</text:span></text:p>
                  </text:list-item>
                  <text:list-item>
                    <text:p><text:span text:style-name="T27">s. </text:span><text:span text:style-name="T27"><text:a xlink:href="http://javascript.crockford.com/memory/leak.html">Crockford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2T32">
        <office:forms form:automatic-focus="false" form:apply-design-mode="false"/>
        <draw:frame presentation:style-name="pr5" draw:layer="layout" svg:width="25.199cm" svg:height="17.686cm" svg:x="1.4cm" svg:y="0.962cm" presentation:class="subtitle">
          <draw:text-box>
            <text:p><text:span text:style-name="T5">Kontakt:</text:span></text:p>
            <text:p><text:span text:style-name="T5">Sven Strittmatter &lt;ich@weltraumschaf.de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2T32">
        <office:forms form:automatic-focus="false" form:apply-design-mode="false"/>
        <draw:frame presentation:style-name="pr5" draw:text-style-name="P13" draw:layer="layout" svg:width="25.199cm" svg:height="17.686cm" svg:x="1.4cm" svg:y="0.962cm" presentation:class="subtitle" presentation:user-transformed="true">
          <draw:text-box>
            <text:p><text:span text:style-name="T28">Q &amp; 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>
        <office:forms form:automatic-focus="false" form:apply-design-mode="false"/>
        <draw:custom-shape draw:style-name="gr1" draw:text-style-name="P6" draw:layer="layout" svg:width="28.42cm" svg:height="21cm" svg:x="-0.32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ven Space</meta:initial-creator>
    <meta:creation-date>2011-02-02T17:45:59</meta:creation-date>
    <meta:editing-duration>PT12H05M07S</meta:editing-duration>
    <meta:editing-cycles>73</meta:editing-cycles>
    <dc:date>2011-02-09T23:22:43</dc:date>
    <meta:generator>NeoOffice/3.1.2$Unix OpenOffice.org_project/Patch 2</meta:generator>
    <dc:creator>Sven Space</dc:creator>
    <meta:document-statistic meta:object-count="401"/>
  </office:meta>
</office:document-meta>
</file>